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5.0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2.9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6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formula="of:=AVERAGE([.A2:.A7])" office:value-type="float" office:value="1095.07666666667" calcext:value-type="float">
            <text:p>1095,0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.32" calcext:value-type="float">
            <text:p>1095,32</text:p>
          </table:table-cell>
          <table:table-cell table:formula="of:=AVERAGE([.A9:.A14])" office:value-type="float" office:value="1104.295" calcext:value-type="float">
            <text:p>1104,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4.84" calcext:value-type="float">
            <text:p>1094,84</text:p>
          </table:table-cell>
          <table:table-cell table:formula="of:=AVERAGE([.A16:.A21])" office:value-type="float" office:value="1127.65666666667" calcext:value-type="float">
            <text:p>1127,65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5.06" calcext:value-type="float">
            <text:p>1095,06</text:p>
          </table:table-cell>
          <table:table-cell table:formula="of:=AVERAGE([.A23:.A28])" office:value-type="float" office:value="1132.42" calcext:value-type="float">
            <text:p>1132,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5.08" calcext:value-type="float">
            <text:p>1095,08</text:p>
          </table:table-cell>
          <table:table-cell table:formula="of:=AVERAGE([.A30:.A35])" office:value-type="float" office:value="1135.24666666667" calcext:value-type="float">
            <text:p>1135,24666666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5.03" calcext:value-type="float">
            <text:p>1095,03</text:p>
          </table:table-cell>
          <table:table-cell table:formula="of:=AVERAGE([.A37:.A42])" office:value-type="float" office:value="1173.29833333333" calcext:value-type="float">
            <text:p>1173,298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95.13" calcext:value-type="float">
            <text:p>1095,13</text:p>
          </table:table-cell>
          <table:table-cell table:formula="of:=AVERAGE([.A44:.A49])" office:value-type="float" office:value="1249.45833333333" calcext:value-type="float">
            <text:p>1249,45833333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AVERAGE([.A51:.A56])" office:value-type="float" office:value="1254.88666666667" calcext:value-type="float">
            <text:p>1254,886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3.18" calcext:value-type="float">
            <text:p>1103,18</text:p>
          </table:table-cell>
          <table:table-cell table:formula="of:=AVERAGE([.A58:.A63])" office:value-type="float" office:value="1311.36833333333" calcext:value-type="float">
            <text:p>1311,368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3.38" calcext:value-type="float">
            <text:p>1103,38</text:p>
          </table:table-cell>
          <table:table-cell table:formula="of:=AVERAGE([.A65:.A70])" office:value-type="float" office:value="1705.03666666667" calcext:value-type="float">
            <text:p>1705,036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05.4" calcext:value-type="float">
            <text:p>1105,4</text:p>
          </table:table-cell>
          <table:table-cell table:formula="of:=AVERAGE([.A72:.A77])" office:value-type="float" office:value="1747.39666666667" calcext:value-type="float">
            <text:p>1747,39666666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3.77" calcext:value-type="float">
            <text:p>1103,77</text:p>
          </table:table-cell>
          <table:table-cell table:formula="of:=AVERAGE([.A79:.A84])" office:value-type="float" office:value="1814.89166666667" calcext:value-type="float">
            <text:p>1814,891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05.48" calcext:value-type="float">
            <text:p>1105,48</text:p>
          </table:table-cell>
          <table:table-cell table:formula="of:=AVERAGE([.A86:.A91])" office:value-type="float" office:value="1872.195" calcext:value-type="float">
            <text:p>1872,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4.56" calcext:value-type="float">
            <text:p>1104,56</text:p>
          </table:table-cell>
          <table:table-cell table:formula="of:=AVERAGE([.A93:.A98])" office:value-type="float" office:value="1972.48333333333" calcext:value-type="float">
            <text:p>1972,48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AVERAGE([.A100:.A105])" office:value-type="float" office:value="2179.02833333333" calcext:value-type="float">
            <text:p>2179,0283333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26.95" calcext:value-type="float">
            <text:p>1126,95</text:p>
          </table:table-cell>
          <table:table-cell table:formula="of:=AVERAGE([.A107:.A112])" office:value-type="float" office:value="2324.98166666667" calcext:value-type="float">
            <text:p>2324,98166666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27.72" calcext:value-type="float">
            <text:p>1127,72</text:p>
          </table:table-cell>
          <table:table-cell table:formula="of:=AVERAGE([.A114:.A119])" office:value-type="float" office:value="2722.02166666667" calcext:value-type="float">
            <text:p>2722,02166666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26.91" calcext:value-type="float">
            <text:p>1126,91</text:p>
          </table:table-cell>
          <table:table-cell table:formula="of:=AVERAGE([.A121:.A126])" office:value-type="float" office:value="2743.045" calcext:value-type="float">
            <text:p>2743,0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27.66" calcext:value-type="float">
            <text:p>1127,66</text:p>
          </table:table-cell>
          <table:table-cell table:formula="of:=AVERAGE([.A128:.A133])" office:value-type="float" office:value="2768.465" calcext:value-type="float">
            <text:p>2768,46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29.66" calcext:value-type="float">
            <text:p>1129,66</text:p>
          </table:table-cell>
          <table:table-cell table:formula="of:=AVERAGE([.A135:.A140])" office:value-type="float" office:value="3330.57" calcext:value-type="float">
            <text:p>3330,5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27.04" calcext:value-type="float">
            <text:p>1127,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32.93" calcext:value-type="float">
            <text:p>1132,93</text:p>
          </table:table-cell>
          <table:table-cell table:number-columns-repeated="2"/>
        </table:table-row>
        <table:table-row table:style-name="ro1">
          <table:table-cell office:value-type="float" office:value="1134.84" calcext:value-type="float">
            <text:p>1134,84</text:p>
          </table:table-cell>
          <table:table-cell table:number-columns-repeated="2"/>
        </table:table-row>
        <table:table-row table:style-name="ro1">
          <table:table-cell office:value-type="float" office:value="1133.11" calcext:value-type="float">
            <text:p>1133,11</text:p>
          </table:table-cell>
          <table:table-cell table:number-columns-repeated="2"/>
        </table:table-row>
        <table:table-row table:style-name="ro1">
          <table:table-cell office:value-type="float" office:value="1131.58" calcext:value-type="float">
            <text:p>1131,58</text:p>
          </table:table-cell>
          <table:table-cell table:number-columns-repeated="2"/>
        </table:table-row>
        <table:table-row table:style-name="ro1">
          <table:table-cell office:value-type="float" office:value="1130.66" calcext:value-type="float">
            <text:p>1130,66</text:p>
          </table:table-cell>
          <table:table-cell table:number-columns-repeated="2"/>
        </table:table-row>
        <table:table-row table:style-name="ro1">
          <table:table-cell office:value-type="float" office:value="1131.4" calcext:value-type="float">
            <text:p>1131,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34.49" calcext:value-type="float">
            <text:p>1134,49</text:p>
          </table:table-cell>
          <table:table-cell table:number-columns-repeated="2"/>
        </table:table-row>
        <table:table-row table:style-name="ro1">
          <table:table-cell office:value-type="float" office:value="1133.84" calcext:value-type="float">
            <text:p>1133,84</text:p>
          </table:table-cell>
          <table:table-cell table:number-columns-repeated="2"/>
        </table:table-row>
        <table:table-row table:style-name="ro1">
          <table:table-cell office:value-type="float" office:value="1134.08" calcext:value-type="float">
            <text:p>1134,08</text:p>
          </table:table-cell>
          <table:table-cell table:number-columns-repeated="2"/>
        </table:table-row>
        <table:table-row table:style-name="ro1">
          <table:table-cell office:value-type="float" office:value="1135.47" calcext:value-type="float">
            <text:p>1135,47</text:p>
          </table:table-cell>
          <table:table-cell table:number-columns-repeated="2"/>
        </table:table-row>
        <table:table-row table:style-name="ro1">
          <table:table-cell office:value-type="float" office:value="1138.04" calcext:value-type="float">
            <text:p>1138,04</text:p>
          </table:table-cell>
          <table:table-cell table:number-columns-repeated="2"/>
        </table:table-row>
        <table:table-row table:style-name="ro1">
          <table:table-cell office:value-type="float" office:value="1135.56" calcext:value-type="float">
            <text:p>1135,5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57.28" calcext:value-type="float">
            <text:p>1157,28</text:p>
          </table:table-cell>
          <table:table-cell table:number-columns-repeated="2"/>
        </table:table-row>
        <table:table-row table:style-name="ro1">
          <table:table-cell office:value-type="float" office:value="1156.71" calcext:value-type="float">
            <text:p>1156,71</text:p>
          </table:table-cell>
          <table:table-cell table:number-columns-repeated="2"/>
        </table:table-row>
        <table:table-row table:style-name="ro1">
          <table:table-cell office:value-type="float" office:value="1153.6" calcext:value-type="float">
            <text:p>1153,6</text:p>
          </table:table-cell>
          <table:table-cell table:number-columns-repeated="2"/>
        </table:table-row>
        <table:table-row table:style-name="ro1">
          <table:table-cell office:value-type="float" office:value="1154.2" calcext:value-type="float">
            <text:p>1154,2</text:p>
          </table:table-cell>
          <table:table-cell table:number-columns-repeated="2"/>
        </table:table-row>
        <table:table-row table:style-name="ro1">
          <table:table-cell office:value-type="float" office:value="1156.56" calcext:value-type="float">
            <text:p>1156,56</text:p>
          </table:table-cell>
          <table:table-cell table:number-columns-repeated="2"/>
        </table:table-row>
        <table:table-row table:style-name="ro1">
          <table:table-cell office:value-type="float" office:value="1261.44" calcext:value-type="float">
            <text:p>1261,4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81.42" calcext:value-type="float">
            <text:p>1281,42</text:p>
          </table:table-cell>
          <table:table-cell table:number-columns-repeated="2"/>
        </table:table-row>
        <table:table-row table:style-name="ro1">
          <table:table-cell office:value-type="float" office:value="1295.54" calcext:value-type="float">
            <text:p>1295,54</text:p>
          </table:table-cell>
          <table:table-cell table:number-columns-repeated="2"/>
        </table:table-row>
        <table:table-row table:style-name="ro1">
          <table:table-cell office:value-type="float" office:value="1163.61" calcext:value-type="float">
            <text:p>1163,61</text:p>
          </table:table-cell>
          <table:table-cell table:number-columns-repeated="2"/>
        </table:table-row>
        <table:table-row table:style-name="ro1">
          <table:table-cell office:value-type="float" office:value="1305.79" calcext:value-type="float">
            <text:p>1305,79</text:p>
          </table:table-cell>
          <table:table-cell table:number-columns-repeated="2"/>
        </table:table-row>
        <table:table-row table:style-name="ro1">
          <table:table-cell office:value-type="float" office:value="1287.07" calcext:value-type="float">
            <text:p>1287,07</text:p>
          </table:table-cell>
          <table:table-cell table:number-columns-repeated="2"/>
        </table:table-row>
        <table:table-row table:style-name="ro1">
          <table:table-cell office:value-type="float" office:value="1163.32" calcext:value-type="float">
            <text:p>1163,3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57.78" calcext:value-type="float">
            <text:p>1157,78</text:p>
          </table:table-cell>
          <table:table-cell table:number-columns-repeated="2"/>
        </table:table-row>
        <table:table-row table:style-name="ro1">
          <table:table-cell office:value-type="float" office:value="1273.1" calcext:value-type="float">
            <text:p>1273,1</text:p>
          </table:table-cell>
          <table:table-cell table:number-columns-repeated="2"/>
        </table:table-row>
        <table:table-row table:style-name="ro1">
          <table:table-cell office:value-type="float" office:value="1325.06" calcext:value-type="float">
            <text:p>1325,06</text:p>
          </table:table-cell>
          <table:table-cell table:number-columns-repeated="2"/>
        </table:table-row>
        <table:table-row table:style-name="ro1">
          <table:table-cell office:value-type="float" office:value="1308.88" calcext:value-type="float">
            <text:p>1308,88</text:p>
          </table:table-cell>
          <table:table-cell table:number-columns-repeated="2"/>
        </table:table-row>
        <table:table-row table:style-name="ro1">
          <table:table-cell office:value-type="float" office:value="1243.24" calcext:value-type="float">
            <text:p>1243,24</text:p>
          </table:table-cell>
          <table:table-cell table:number-columns-repeated="2"/>
        </table:table-row>
        <table:table-row table:style-name="ro1">
          <table:table-cell office:value-type="float" office:value="1221.26" calcext:value-type="float">
            <text:p>1221,2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04.48" calcext:value-type="float">
            <text:p>1304,48</text:p>
          </table:table-cell>
          <table:table-cell table:number-columns-repeated="2"/>
        </table:table-row>
        <table:table-row table:style-name="ro1">
          <table:table-cell office:value-type="float" office:value="1317.78" calcext:value-type="float">
            <text:p>1317,78</text:p>
          </table:table-cell>
          <table:table-cell table:number-columns-repeated="2"/>
        </table:table-row>
        <table:table-row table:style-name="ro1">
          <table:table-cell office:value-type="float" office:value="1305.59" calcext:value-type="float">
            <text:p>1305,59</text:p>
          </table:table-cell>
          <table:table-cell table:number-columns-repeated="2"/>
        </table:table-row>
        <table:table-row table:style-name="ro1">
          <table:table-cell office:value-type="float" office:value="1307.83" calcext:value-type="float">
            <text:p>1307,83</text:p>
          </table:table-cell>
          <table:table-cell table:number-columns-repeated="2"/>
        </table:table-row>
        <table:table-row table:style-name="ro1">
          <table:table-cell office:value-type="float" office:value="1295.15" calcext:value-type="float">
            <text:p>1295,15</text:p>
          </table:table-cell>
          <table:table-cell table:number-columns-repeated="2"/>
        </table:table-row>
        <table:table-row table:style-name="ro1">
          <table:table-cell office:value-type="float" office:value="1337.38" calcext:value-type="float">
            <text:p>1337,3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05.14" calcext:value-type="float">
            <text:p>1705,14</text:p>
          </table:table-cell>
          <table:table-cell table:number-columns-repeated="2"/>
        </table:table-row>
        <table:table-row table:style-name="ro1">
          <table:table-cell office:value-type="float" office:value="1713.09" calcext:value-type="float">
            <text:p>1713,09</text:p>
          </table:table-cell>
          <table:table-cell table:number-columns-repeated="2"/>
        </table:table-row>
        <table:table-row table:style-name="ro1">
          <table:table-cell office:value-type="float" office:value="1689.29" calcext:value-type="float">
            <text:p>1689,29</text:p>
          </table:table-cell>
          <table:table-cell table:number-columns-repeated="2"/>
        </table:table-row>
        <table:table-row table:style-name="ro1">
          <table:table-cell office:value-type="float" office:value="1702.36" calcext:value-type="float">
            <text:p>1702,36</text:p>
          </table:table-cell>
          <table:table-cell table:number-columns-repeated="2"/>
        </table:table-row>
        <table:table-row table:style-name="ro1">
          <table:table-cell office:value-type="float" office:value="1712.78" calcext:value-type="float">
            <text:p>1712,78</text:p>
          </table:table-cell>
          <table:table-cell table:number-columns-repeated="2"/>
        </table:table-row>
        <table:table-row table:style-name="ro1">
          <table:table-cell office:value-type="float" office:value="1707.56" calcext:value-type="float">
            <text:p>1707,5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55.17" calcext:value-type="float">
            <text:p>1755,17</text:p>
          </table:table-cell>
          <table:table-cell table:number-columns-repeated="2"/>
        </table:table-row>
        <table:table-row table:style-name="ro1">
          <table:table-cell office:value-type="float" office:value="1752.54" calcext:value-type="float">
            <text:p>1752,54</text:p>
          </table:table-cell>
          <table:table-cell table:number-columns-repeated="2"/>
        </table:table-row>
        <table:table-row table:style-name="ro1">
          <table:table-cell office:value-type="float" office:value="1734.2" calcext:value-type="float">
            <text:p>1734,2</text:p>
          </table:table-cell>
          <table:table-cell table:number-columns-repeated="2"/>
        </table:table-row>
        <table:table-row table:style-name="ro1">
          <table:table-cell office:value-type="float" office:value="1746.79" calcext:value-type="float">
            <text:p>1746,79</text:p>
          </table:table-cell>
          <table:table-cell table:number-columns-repeated="2"/>
        </table:table-row>
        <table:table-row table:style-name="ro1">
          <table:table-cell office:value-type="float" office:value="1735.25" calcext:value-type="float">
            <text:p>1735,25</text:p>
          </table:table-cell>
          <table:table-cell table:number-columns-repeated="2"/>
        </table:table-row>
        <table:table-row table:style-name="ro1">
          <table:table-cell office:value-type="float" office:value="1760.43" calcext:value-type="float">
            <text:p>1760,4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44.33" calcext:value-type="float">
            <text:p>1744,33</text:p>
          </table:table-cell>
          <table:table-cell table:number-columns-repeated="2"/>
        </table:table-row>
        <table:table-row table:style-name="ro1">
          <table:table-cell office:value-type="float" office:value="1743.24" calcext:value-type="float">
            <text:p>1743,24</text:p>
          </table:table-cell>
          <table:table-cell table:number-columns-repeated="2"/>
        </table:table-row>
        <table:table-row table:style-name="ro1">
          <table:table-cell office:value-type="float" office:value="1753.85" calcext:value-type="float">
            <text:p>1753,85</text:p>
          </table:table-cell>
          <table:table-cell table:number-columns-repeated="2"/>
        </table:table-row>
        <table:table-row table:style-name="ro1">
          <table:table-cell office:value-type="float" office:value="1730.42" calcext:value-type="float">
            <text:p>1730,42</text:p>
          </table:table-cell>
          <table:table-cell table:number-columns-repeated="2"/>
        </table:table-row>
        <table:table-row table:style-name="ro1">
          <table:table-cell office:value-type="float" office:value="1989.39" calcext:value-type="float">
            <text:p>1989,39</text:p>
          </table:table-cell>
          <table:table-cell table:number-columns-repeated="2"/>
        </table:table-row>
        <table:table-row table:style-name="ro1">
          <table:table-cell office:value-type="float" office:value="1928.12" calcext:value-type="float">
            <text:p>1928,1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1.1" calcext:value-type="float">
            <text:p>1801,1</text:p>
          </table:table-cell>
          <table:table-cell table:number-columns-repeated="2"/>
        </table:table-row>
        <table:table-row table:style-name="ro1">
          <table:table-cell office:value-type="float" office:value="1774.32" calcext:value-type="float">
            <text:p>1774,32</text:p>
          </table:table-cell>
          <table:table-cell table:number-columns-repeated="2"/>
        </table:table-row>
        <table:table-row table:style-name="ro1">
          <table:table-cell office:value-type="float" office:value="1954.94" calcext:value-type="float">
            <text:p>1954,94</text:p>
          </table:table-cell>
          <table:table-cell table:number-columns-repeated="2"/>
        </table:table-row>
        <table:table-row table:style-name="ro1">
          <table:table-cell office:value-type="float" office:value="1980.38" calcext:value-type="float">
            <text:p>1980,38</text:p>
          </table:table-cell>
          <table:table-cell table:number-columns-repeated="2"/>
        </table:table-row>
        <table:table-row table:style-name="ro1">
          <table:table-cell office:value-type="float" office:value="1948.98" calcext:value-type="float">
            <text:p>1948,98</text:p>
          </table:table-cell>
          <table:table-cell table:number-columns-repeated="2"/>
        </table:table-row>
        <table:table-row table:style-name="ro1">
          <table:table-cell office:value-type="float" office:value="1773.45" calcext:value-type="float">
            <text:p>1773,4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88.8" calcext:value-type="float">
            <text:p>1988,8</text:p>
          </table:table-cell>
          <table:table-cell table:number-columns-repeated="2"/>
        </table:table-row>
        <table:table-row table:style-name="ro1">
          <table:table-cell office:value-type="float" office:value="1989.91" calcext:value-type="float">
            <text:p>1989,91</text:p>
          </table:table-cell>
          <table:table-cell table:number-columns-repeated="2"/>
        </table:table-row>
        <table:table-row table:style-name="ro1">
          <table:table-cell office:value-type="float" office:value="1900.35" calcext:value-type="float">
            <text:p>1900,35</text:p>
          </table:table-cell>
          <table:table-cell table:number-columns-repeated="2"/>
        </table:table-row>
        <table:table-row table:style-name="ro1">
          <table:table-cell office:value-type="float" office:value="1987.28" calcext:value-type="float">
            <text:p>1987,28</text:p>
          </table:table-cell>
          <table:table-cell table:number-columns-repeated="2"/>
        </table:table-row>
        <table:table-row table:style-name="ro1">
          <table:table-cell office:value-type="float" office:value="1976.91" calcext:value-type="float">
            <text:p>1976,91</text:p>
          </table:table-cell>
          <table:table-cell table:number-columns-repeated="2"/>
        </table:table-row>
        <table:table-row table:style-name="ro1">
          <table:table-cell office:value-type="float" office:value="1991.65" calcext:value-type="float">
            <text:p>1991,6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79.18" calcext:value-type="float">
            <text:p>2179,18</text:p>
          </table:table-cell>
          <table:table-cell table:number-columns-repeated="2"/>
        </table:table-row>
        <table:table-row table:style-name="ro1">
          <table:table-cell office:value-type="float" office:value="2158.28" calcext:value-type="float">
            <text:p>2158,28</text:p>
          </table:table-cell>
          <table:table-cell table:number-columns-repeated="2"/>
        </table:table-row>
        <table:table-row table:style-name="ro1">
          <table:table-cell office:value-type="float" office:value="2176.05" calcext:value-type="float">
            <text:p>2176,05</text:p>
          </table:table-cell>
          <table:table-cell table:number-columns-repeated="2"/>
        </table:table-row>
        <table:table-row table:style-name="ro1">
          <table:table-cell office:value-type="float" office:value="2191.95" calcext:value-type="float">
            <text:p>2191,95</text:p>
          </table:table-cell>
          <table:table-cell table:number-columns-repeated="2"/>
        </table:table-row>
        <table:table-row table:style-name="ro1">
          <table:table-cell office:value-type="float" office:value="2191.8" calcext:value-type="float">
            <text:p>2191,8</text:p>
          </table:table-cell>
          <table:table-cell table:number-columns-repeated="2"/>
        </table:table-row>
        <table:table-row table:style-name="ro1">
          <table:table-cell office:value-type="float" office:value="2176.91" calcext:value-type="float">
            <text:p>2176,9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93.97" calcext:value-type="float">
            <text:p>2193,97</text:p>
          </table:table-cell>
          <table:table-cell table:number-columns-repeated="2"/>
        </table:table-row>
        <table:table-row table:style-name="ro1">
          <table:table-cell office:value-type="float" office:value="2470.52" calcext:value-type="float">
            <text:p>2470,52</text:p>
          </table:table-cell>
          <table:table-cell table:number-columns-repeated="2"/>
        </table:table-row>
        <table:table-row table:style-name="ro1">
          <table:table-cell office:value-type="float" office:value="2446.22" calcext:value-type="float">
            <text:p>2446,22</text:p>
          </table:table-cell>
          <table:table-cell table:number-columns-repeated="2"/>
        </table:table-row>
        <table:table-row table:style-name="ro1">
          <table:table-cell office:value-type="float" office:value="2199.25" calcext:value-type="float">
            <text:p>2199,25</text:p>
          </table:table-cell>
          <table:table-cell table:number-columns-repeated="2"/>
        </table:table-row>
        <table:table-row table:style-name="ro1">
          <table:table-cell office:value-type="float" office:value="2236.3" calcext:value-type="float">
            <text:p>2236,3</text:p>
          </table:table-cell>
          <table:table-cell table:number-columns-repeated="2"/>
        </table:table-row>
        <table:table-row table:style-name="ro1">
          <table:table-cell office:value-type="float" office:value="2403.63" calcext:value-type="float">
            <text:p>2403,6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42.37" calcext:value-type="float">
            <text:p>2742,37</text:p>
          </table:table-cell>
          <table:table-cell table:number-columns-repeated="2"/>
        </table:table-row>
        <table:table-row table:style-name="ro1">
          <table:table-cell office:value-type="float" office:value="2699.55" calcext:value-type="float">
            <text:p>2699,55</text:p>
          </table:table-cell>
          <table:table-cell table:number-columns-repeated="2"/>
        </table:table-row>
        <table:table-row table:style-name="ro1">
          <table:table-cell office:value-type="float" office:value="2684.42" calcext:value-type="float">
            <text:p>2684,42</text:p>
          </table:table-cell>
          <table:table-cell table:number-columns-repeated="2"/>
        </table:table-row>
        <table:table-row table:style-name="ro1">
          <table:table-cell office:value-type="float" office:value="2706.74" calcext:value-type="float">
            <text:p>2706,74</text:p>
          </table:table-cell>
          <table:table-cell table:number-columns-repeated="2"/>
        </table:table-row>
        <table:table-row table:style-name="ro1">
          <table:table-cell office:value-type="float" office:value="2741.39" calcext:value-type="float">
            <text:p>2741,39</text:p>
          </table:table-cell>
          <table:table-cell table:number-columns-repeated="2"/>
        </table:table-row>
        <table:table-row table:style-name="ro1">
          <table:table-cell office:value-type="float" office:value="2757.66" calcext:value-type="float">
            <text:p>2757,6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37.45" calcext:value-type="float">
            <text:p>2737,45</text:p>
          </table:table-cell>
          <table:table-cell table:number-columns-repeated="2"/>
        </table:table-row>
        <table:table-row table:style-name="ro1">
          <table:table-cell office:value-type="float" office:value="2695.36" calcext:value-type="float">
            <text:p>2695,36</text:p>
          </table:table-cell>
          <table:table-cell table:number-columns-repeated="2"/>
        </table:table-row>
        <table:table-row table:style-name="ro1">
          <table:table-cell office:value-type="float" office:value="2810.98" calcext:value-type="float">
            <text:p>2810,98</text:p>
          </table:table-cell>
          <table:table-cell table:number-columns-repeated="2"/>
        </table:table-row>
        <table:table-row table:style-name="ro1">
          <table:table-cell office:value-type="float" office:value="2725.32" calcext:value-type="float">
            <text:p>2725,32</text:p>
          </table:table-cell>
          <table:table-cell table:number-columns-repeated="2"/>
        </table:table-row>
        <table:table-row table:style-name="ro1">
          <table:table-cell office:value-type="float" office:value="2711.73" calcext:value-type="float">
            <text:p>2711,73</text:p>
          </table:table-cell>
          <table:table-cell table:number-columns-repeated="2"/>
        </table:table-row>
        <table:table-row table:style-name="ro1">
          <table:table-cell office:value-type="float" office:value="2777.43" calcext:value-type="float">
            <text:p>2777,4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30.48" calcext:value-type="float">
            <text:p>2730,48</text:p>
          </table:table-cell>
          <table:table-cell table:number-columns-repeated="2"/>
        </table:table-row>
        <table:table-row table:style-name="ro1">
          <table:table-cell office:value-type="float" office:value="2851.24" calcext:value-type="float">
            <text:p>2851,24</text:p>
          </table:table-cell>
          <table:table-cell table:number-columns-repeated="2"/>
        </table:table-row>
        <table:table-row table:style-name="ro1">
          <table:table-cell office:value-type="float" office:value="2737.59" calcext:value-type="float">
            <text:p>2737,59</text:p>
          </table:table-cell>
          <table:table-cell table:number-columns-repeated="2"/>
        </table:table-row>
        <table:table-row table:style-name="ro1">
          <table:table-cell office:value-type="float" office:value="2772.94" calcext:value-type="float">
            <text:p>2772,94</text:p>
          </table:table-cell>
          <table:table-cell table:number-columns-repeated="2"/>
        </table:table-row>
        <table:table-row table:style-name="ro1">
          <table:table-cell office:value-type="float" office:value="2724.05" calcext:value-type="float">
            <text:p>2724,05</text:p>
          </table:table-cell>
          <table:table-cell table:number-columns-repeated="2"/>
        </table:table-row>
        <table:table-row table:style-name="ro1">
          <table:table-cell office:value-type="float" office:value="2794.49" calcext:value-type="float">
            <text:p>2794,4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307.35" calcext:value-type="float">
            <text:p>3307,35</text:p>
          </table:table-cell>
          <table:table-cell table:number-columns-repeated="2"/>
        </table:table-row>
        <table:table-row table:style-name="ro1">
          <table:table-cell office:value-type="float" office:value="3307.28" calcext:value-type="float">
            <text:p>3307,28</text:p>
          </table:table-cell>
          <table:table-cell table:number-columns-repeated="2"/>
        </table:table-row>
        <table:table-row table:style-name="ro1">
          <table:table-cell office:value-type="float" office:value="3305.86" calcext:value-type="float">
            <text:p>3305,86</text:p>
          </table:table-cell>
          <table:table-cell table:number-columns-repeated="2"/>
        </table:table-row>
        <table:table-row table:style-name="ro1">
          <table:table-cell office:value-type="float" office:value="3327.54" calcext:value-type="float">
            <text:p>3327,54</text:p>
          </table:table-cell>
          <table:table-cell table:number-columns-repeated="2"/>
        </table:table-row>
        <table:table-row table:style-name="ro1">
          <table:table-cell office:value-type="float" office:value="3318.53" calcext:value-type="float">
            <text:p>3318,53</text:p>
          </table:table-cell>
          <table:table-cell table:number-columns-repeated="2"/>
        </table:table-row>
        <table:table-row table:style-name="ro1">
          <table:table-cell office:value-type="float" office:value="3416.86" calcext:value-type="float">
            <text:p>3416,86</text:p>
          </table:table-cell>
          <table:table-cell table:number-columns-repeated="2"/>
        </table:table-row>
      </table:table>
      <table:table table:name="128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2">
          <table:table-cell/>
          <table:table-cell table:formula="of:=AVERAGE([.A2:.A7])" office:value-type="float" office:value="6858.96166666667" calcext:value-type="float">
            <text:p>6858,9616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60.85" calcext:value-type="float">
            <text:p>6860,85</text:p>
          </table:table-cell>
          <table:table-cell table:formula="of:=AVERAGE([.A9:.A14])" office:value-type="float" office:value="6920.29833333333" calcext:value-type="float">
            <text:p>6920,2983333333</text:p>
          </table:table-cell>
          <table:table-cell office:value-type="float" office:value="2" calcext:value-type="float">
            <text:p>2</text:p>
          </table:table-cell>
          <table:table-cell table:formula="of:=[.$B$1]/([.B2]/[.C2])" office:value-type="float" office:value="1.98227340391635" calcext:value-type="float">
            <text:p>1,9822734039</text:p>
          </table:table-cell>
        </table:table-row>
        <table:table-row table:style-name="ro2">
          <table:table-cell office:value-type="float" office:value="6859.1" calcext:value-type="float">
            <text:p>6859,1</text:p>
          </table:table-cell>
          <table:table-cell table:formula="of:=AVERAGE([.A16:.A21])" office:value-type="float" office:value="7005.13333333333" calcext:value-type="float">
            <text:p>7005,1333333333</text:p>
          </table:table-cell>
          <table:table-cell office:value-type="float" office:value="4" calcext:value-type="float">
            <text:p>4</text:p>
          </table:table-cell>
          <table:table-cell table:formula="of:=[.$B$1]/([.B3]/[.C3])" office:value-type="float" office:value="3.91653454133635" calcext:value-type="float">
            <text:p>3,9165345413</text:p>
          </table:table-cell>
        </table:table-row>
        <table:table-row table:style-name="ro2">
          <table:table-cell office:value-type="float" office:value="6867.53" calcext:value-type="float">
            <text:p>6867,53</text:p>
          </table:table-cell>
          <table:table-cell table:formula="of:=AVERAGE([.A23:.A28])" office:value-type="float" office:value="7565.985" calcext:value-type="float">
            <text:p>7565,985</text:p>
          </table:table-cell>
          <table:table-cell office:value-type="float" office:value="8" calcext:value-type="float">
            <text:p>8</text:p>
          </table:table-cell>
          <table:table-cell table:formula="of:=[.$B$1]/([.B4]/[.C4])" office:value-type="float" office:value="7.25241899545576" calcext:value-type="float">
            <text:p>7,2524189955</text:p>
          </table:table-cell>
        </table:table-row>
        <table:table-row table:style-name="ro2">
          <table:table-cell office:value-type="float" office:value="6860.49" calcext:value-type="float">
            <text:p>6860,49</text:p>
          </table:table-cell>
          <table:table-cell table:formula="of:=AVERAGE([.A30:.A35])" office:value-type="float" office:value="7309.38" calcext:value-type="float">
            <text:p>7309,38</text:p>
          </table:table-cell>
          <table:table-cell office:value-type="float" office:value="16" calcext:value-type="float">
            <text:p>16</text:p>
          </table:table-cell>
          <table:table-cell table:formula="of:=[.$B$1]/([.B5]/[.C5])" office:value-type="float" office:value="15.0140486151584" calcext:value-type="float">
            <text:p>15,0140486152</text:p>
          </table:table-cell>
        </table:table-row>
        <table:table-row table:style-name="ro2">
          <table:table-cell office:value-type="float" office:value="6854.67" calcext:value-type="float">
            <text:p>6854,67</text:p>
          </table:table-cell>
          <table:table-cell table:formula="of:=AVERAGE([.A37:.A42])" office:value-type="float" office:value="7766.575" calcext:value-type="float">
            <text:p>7766,575</text:p>
          </table:table-cell>
          <table:table-cell office:value-type="float" office:value="32" calcext:value-type="float">
            <text:p>32</text:p>
          </table:table-cell>
          <table:table-cell table:formula="of:=[.$B$1]/([.B6]/[.C6])" office:value-type="float" office:value="28.2604331166999" calcext:value-type="float">
            <text:p>28,2604331167</text:p>
          </table:table-cell>
        </table:table-row>
        <table:table-row table:style-name="ro2">
          <table:table-cell office:value-type="float" office:value="6851.13" calcext:value-type="float">
            <text:p>6851,13</text:p>
          </table:table-cell>
          <table:table-cell table:formula="of:=AVERAGE([.A44:.A49])" office:value-type="float" office:value="7762.32666666667" calcext:value-type="float">
            <text:p>7762,3266666667</text:p>
          </table:table-cell>
          <table:table-cell office:value-type="float" office:value="40" calcext:value-type="float">
            <text:p>40</text:p>
          </table:table-cell>
          <table:table-cell table:formula="of:=[.$B$1]/([.B7]/[.C7])" office:value-type="float" office:value="35.3448751190579" calcext:value-type="float">
            <text:p>35,3448751191</text:p>
          </table:table-cell>
        </table:table-row>
        <table:table-row table:style-name="ro2">
          <table:table-cell/>
          <table:table-cell table:formula="of:=AVERAGE([.A51:.A56])" office:value-type="float" office:value="7775.62333333333" calcext:value-type="float">
            <text:p>7775,6233333333</text:p>
          </table:table-cell>
          <table:table-cell office:value-type="float" office:value="50" calcext:value-type="float">
            <text:p>50</text:p>
          </table:table-cell>
          <table:table-cell table:formula="of:=[.$B$1]/([.B8]/[.C8])" office:value-type="float" office:value="44.1055422351992" calcext:value-type="float">
            <text:p>44,1055422352</text:p>
          </table:table-cell>
        </table:table-row>
        <table:table-row table:style-name="ro2">
          <table:table-cell office:value-type="float" office:value="6910.54" calcext:value-type="float">
            <text:p>6910,54</text:p>
          </table:table-cell>
          <table:table-cell table:formula="of:=AVERAGE([.A58:.A63])" office:value-type="float" office:value="8099.00833333333" calcext:value-type="float">
            <text:p>8099,0083333333</text:p>
          </table:table-cell>
          <table:table-cell office:value-type="float" office:value="60" calcext:value-type="float">
            <text:p>60</text:p>
          </table:table-cell>
          <table:table-cell table:formula="of:=[.$B$1]/([.B9]/[.C9])" office:value-type="float" office:value="50.8133444320858" calcext:value-type="float">
            <text:p>50,8133444321</text:p>
          </table:table-cell>
        </table:table-row>
        <table:table-row table:style-name="ro2">
          <table:table-cell office:value-type="float" office:value="6937.75" calcext:value-type="float">
            <text:p>6937,75</text:p>
          </table:table-cell>
          <table:table-cell table:formula="of:=AVERAGE([.A65:.A70])" office:value-type="float" office:value="9034.49833333333" calcext:value-type="float">
            <text:p>9034,4983333333</text:p>
          </table:table-cell>
          <table:table-cell office:value-type="float" office:value="70" calcext:value-type="float">
            <text:p>70</text:p>
          </table:table-cell>
          <table:table-cell table:formula="of:=[.$B$1]/([.B10]/[.C10])" office:value-type="float" office:value="53.1437716796302" calcext:value-type="float">
            <text:p>53,1437716796</text:p>
          </table:table-cell>
        </table:table-row>
        <table:table-row table:style-name="ro2">
          <table:table-cell office:value-type="float" office:value="6927.2" calcext:value-type="float">
            <text:p>6927,2</text:p>
          </table:table-cell>
          <table:table-cell table:formula="of:=AVERAGE([.A72:.A77])" office:value-type="float" office:value="9142.24833333333" calcext:value-type="float">
            <text:p>9142,2483333333</text:p>
          </table:table-cell>
          <table:table-cell office:value-type="float" office:value="80" calcext:value-type="float">
            <text:p>80</text:p>
          </table:table-cell>
          <table:table-cell table:formula="of:=[.$B$1]/([.B11]/[.C11])" office:value-type="float" office:value="60.0199112216925" calcext:value-type="float">
            <text:p>60,0199112217</text:p>
          </table:table-cell>
        </table:table-row>
        <table:table-row table:style-name="ro2">
          <table:table-cell office:value-type="float" office:value="6911.55" calcext:value-type="float">
            <text:p>6911,55</text:p>
          </table:table-cell>
          <table:table-cell table:formula="of:=AVERAGE([.A79:.A84])" office:value-type="float" office:value="9650.95833333333" calcext:value-type="float">
            <text:p>9650,9583333333</text:p>
          </table:table-cell>
          <table:table-cell office:value-type="float" office:value="90" calcext:value-type="float">
            <text:p>90</text:p>
          </table:table-cell>
          <table:table-cell table:formula="of:=[.$B$1]/([.B12]/[.C12])" office:value-type="float" office:value="63.9632385384871" calcext:value-type="float">
            <text:p>63,9632385385</text:p>
          </table:table-cell>
        </table:table-row>
        <table:table-row table:style-name="ro2">
          <table:table-cell office:value-type="float" office:value="6929.18" calcext:value-type="float">
            <text:p>6929,18</text:p>
          </table:table-cell>
          <table:table-cell table:formula="of:=AVERAGE([.A86:.A91])" office:value-type="float" office:value="9772.63" calcext:value-type="float">
            <text:p>9772,63</text:p>
          </table:table-cell>
          <table:table-cell office:value-type="float" office:value="100" calcext:value-type="float">
            <text:p>100</text:p>
          </table:table-cell>
          <table:table-cell table:formula="of:=[.$B$1]/([.B13]/[.C13])" office:value-type="float" office:value="70.1854226207957" calcext:value-type="float">
            <text:p>70,1854226208</text:p>
          </table:table-cell>
        </table:table-row>
        <table:table-row table:style-name="ro2">
          <table:table-cell office:value-type="float" office:value="6905.57" calcext:value-type="float">
            <text:p>6905,57</text:p>
          </table:table-cell>
          <table:table-cell table:formula="of:=AVERAGE([.A93:.A98])" office:value-type="float" office:value="10053.965" calcext:value-type="float">
            <text:p>10053,965</text:p>
          </table:table-cell>
          <table:table-cell office:value-type="float" office:value="120" calcext:value-type="float">
            <text:p>120</text:p>
          </table:table-cell>
          <table:table-cell table:formula="of:=[.$B$1]/([.B14]/[.C14])" office:value-type="float" office:value="81.8657514721804" calcext:value-type="float">
            <text:p>81,8657514722</text:p>
          </table:table-cell>
        </table:table-row>
        <table:table-row table:style-name="ro2">
          <table:table-cell/>
          <table:table-cell table:formula="of:=AVERAGE([.A100:.A105])" office:value-type="float" office:value="11149.35" calcext:value-type="float">
            <text:p>11149,35</text:p>
          </table:table-cell>
          <table:table-cell office:value-type="float" office:value="128" calcext:value-type="float">
            <text:p>128</text:p>
          </table:table-cell>
          <table:table-cell table:formula="of:=[.$B$1]/([.B15]/[.C15])" office:value-type="float" office:value="78.7442400977037" calcext:value-type="float">
            <text:p>78,7442400977</text:p>
          </table:table-cell>
        </table:table-row>
        <table:table-row table:style-name="ro2">
          <table:table-cell office:value-type="float" office:value="7001.44" calcext:value-type="float">
            <text:p>7001,44</text:p>
          </table:table-cell>
          <table:table-cell table:formula="of:=AVERAGE([.A107:.A112])" office:value-type="float" office:value="11332.0833333333" calcext:value-type="float">
            <text:p>11332,0833333333</text:p>
          </table:table-cell>
          <table:table-cell office:value-type="float" office:value="150" calcext:value-type="float">
            <text:p>150</text:p>
          </table:table-cell>
          <table:table-cell table:formula="of:=[.$B$1]/([.B16]/[.C16])" office:value-type="float" office:value="90.7903886458065" calcext:value-type="float">
            <text:p>90,7903886458</text:p>
          </table:table-cell>
        </table:table-row>
        <table:table-row table:style-name="ro2">
          <table:table-cell office:value-type="float" office:value="7022.96" calcext:value-type="float">
            <text:p>7022,96</text:p>
          </table:table-cell>
          <table:table-cell table:formula="of:=AVERAGE([.A114:.A119])" office:value-type="float" office:value="16161.2333333333" calcext:value-type="float">
            <text:p>16161,2333333333</text:p>
          </table:table-cell>
          <table:table-cell office:value-type="float" office:value="200" calcext:value-type="float">
            <text:p>200</text:p>
          </table:table-cell>
          <table:table-cell table:formula="of:=[.$B$1]/([.B17]/[.C17])" office:value-type="float" office:value="84.8816612593511" calcext:value-type="float">
            <text:p>84,8816612594</text:p>
          </table:table-cell>
        </table:table-row>
        <table:table-row table:style-name="ro2">
          <table:table-cell office:value-type="float" office:value="6993.26" calcext:value-type="float">
            <text:p>6993,26</text:p>
          </table:table-cell>
          <table:table-cell table:formula="of:=AVERAGE([.A121:.A126])" office:value-type="float" office:value="16478.3666666667" calcext:value-type="float">
            <text:p>16478,3666666667</text:p>
          </table:table-cell>
          <table:table-cell office:value-type="float" office:value="230" calcext:value-type="float">
            <text:p>230</text:p>
          </table:table-cell>
          <table:table-cell table:formula="of:=[.$B$1]/([.B18]/[.C18])" office:value-type="float" office:value="95.7352882870673" calcext:value-type="float">
            <text:p>95,7352882871</text:p>
          </table:table-cell>
        </table:table-row>
        <table:table-row table:style-name="ro2">
          <table:table-cell office:value-type="float" office:value="6998.26" calcext:value-type="float">
            <text:p>6998,26</text:p>
          </table:table-cell>
          <table:table-cell table:formula="of:=AVERAGE([.A128:.A133])" office:value-type="float" office:value="16978.3333333333" calcext:value-type="float">
            <text:p>16978,3333333333</text:p>
          </table:table-cell>
          <table:table-cell office:value-type="float" office:value="238" calcext:value-type="float">
            <text:p>238</text:p>
          </table:table-cell>
          <table:table-cell table:formula="of:=[.$B$1]/([.B19]/[.C19])" office:value-type="float" office:value="96.1480049082164" calcext:value-type="float">
            <text:p>96,1480049082</text:p>
          </table:table-cell>
        </table:table-row>
        <table:table-row table:style-name="ro2">
          <table:table-cell office:value-type="float" office:value="6994.53" calcext:value-type="float">
            <text:p>6994,53</text:p>
          </table:table-cell>
          <table:table-cell table:formula="of:=AVERAGE([.A135:.A140])" office:value-type="float" office:value="17614.6" calcext:value-type="float">
            <text:p>17614,6</text:p>
          </table:table-cell>
          <table:table-cell office:value-type="float" office:value="240" calcext:value-type="float">
            <text:p>240</text:p>
          </table:table-cell>
          <table:table-cell table:formula="of:=[.$B$1]/([.B20]/[.C20])" office:value-type="float" office:value="93.4537713033506" calcext:value-type="float">
            <text:p>93,4537713034</text:p>
          </table:table-cell>
        </table:table-row>
        <table:table-row table:style-name="ro2">
          <table:table-cell office:value-type="float" office:value="7020.35" calcext:value-type="float">
            <text:p>7020,3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772.82" calcext:value-type="float">
            <text:p>7772,82</text:p>
          </table:table-cell>
          <table:table-cell table:number-columns-repeated="3"/>
        </table:table-row>
        <table:table-row table:style-name="ro1">
          <table:table-cell office:value-type="float" office:value="7783.17" calcext:value-type="float">
            <text:p>7783,17</text:p>
          </table:table-cell>
          <table:table-cell table:number-columns-repeated="3"/>
        </table:table-row>
        <table:table-row table:style-name="ro1">
          <table:table-cell office:value-type="float" office:value="7787.61" calcext:value-type="float">
            <text:p>7787,61</text:p>
          </table:table-cell>
          <table:table-cell table:number-columns-repeated="3"/>
        </table:table-row>
        <table:table-row table:style-name="ro1">
          <table:table-cell office:value-type="float" office:value="7677.65" calcext:value-type="float">
            <text:p>7677,65</text:p>
          </table:table-cell>
          <table:table-cell table:number-columns-repeated="3"/>
        </table:table-row>
        <table:table-row table:style-name="ro1">
          <table:table-cell office:value-type="float" office:value="7362.89" calcext:value-type="float">
            <text:p>7362,89</text:p>
          </table:table-cell>
          <table:table-cell table:number-columns-repeated="3"/>
        </table:table-row>
        <table:table-row table:style-name="ro1">
          <table:table-cell office:value-type="float" office:value="7011.77" calcext:value-type="float">
            <text:p>7011,7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042.36" calcext:value-type="float">
            <text:p>7042,36</text:p>
          </table:table-cell>
          <table:table-cell table:number-columns-repeated="3"/>
        </table:table-row>
        <table:table-row table:style-name="ro1">
          <table:table-cell office:value-type="float" office:value="7034.64" calcext:value-type="float">
            <text:p>7034,64</text:p>
          </table:table-cell>
          <table:table-cell table:number-columns-repeated="3"/>
        </table:table-row>
        <table:table-row table:style-name="ro1">
          <table:table-cell office:value-type="float" office:value="7029.49" calcext:value-type="float">
            <text:p>7029,49</text:p>
          </table:table-cell>
          <table:table-cell table:number-columns-repeated="3"/>
        </table:table-row>
        <table:table-row table:style-name="ro1">
          <table:table-cell office:value-type="float" office:value="7861.66" calcext:value-type="float">
            <text:p>7861,66</text:p>
          </table:table-cell>
          <table:table-cell table:number-columns-repeated="3"/>
        </table:table-row>
        <table:table-row table:style-name="ro1">
          <table:table-cell office:value-type="float" office:value="7832.96" calcext:value-type="float">
            <text:p>7832,96</text:p>
          </table:table-cell>
          <table:table-cell table:number-columns-repeated="3"/>
        </table:table-row>
        <table:table-row table:style-name="ro1">
          <table:table-cell office:value-type="float" office:value="7055.17" calcext:value-type="float">
            <text:p>7055,1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099.37" calcext:value-type="float">
            <text:p>8099,37</text:p>
          </table:table-cell>
          <table:table-cell table:number-columns-repeated="3"/>
        </table:table-row>
        <table:table-row table:style-name="ro1">
          <table:table-cell office:value-type="float" office:value="8128.5" calcext:value-type="float">
            <text:p>8128,5</text:p>
          </table:table-cell>
          <table:table-cell table:number-columns-repeated="3"/>
        </table:table-row>
        <table:table-row table:style-name="ro1">
          <table:table-cell office:value-type="float" office:value="7921.63" calcext:value-type="float">
            <text:p>7921,63</text:p>
          </table:table-cell>
          <table:table-cell table:number-columns-repeated="3"/>
        </table:table-row>
        <table:table-row table:style-name="ro1">
          <table:table-cell office:value-type="float" office:value="8173.37" calcext:value-type="float">
            <text:p>8173,37</text:p>
          </table:table-cell>
          <table:table-cell table:number-columns-repeated="3"/>
        </table:table-row>
        <table:table-row table:style-name="ro1">
          <table:table-cell office:value-type="float" office:value="7130.01" calcext:value-type="float">
            <text:p>7130,01</text:p>
          </table:table-cell>
          <table:table-cell table:number-columns-repeated="3"/>
        </table:table-row>
        <table:table-row table:style-name="ro1">
          <table:table-cell office:value-type="float" office:value="7146.57" calcext:value-type="float">
            <text:p>7146,5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580.35" calcext:value-type="float">
            <text:p>7580,35</text:p>
          </table:table-cell>
          <table:table-cell table:number-columns-repeated="3"/>
        </table:table-row>
        <table:table-row table:style-name="ro1">
          <table:table-cell office:value-type="float" office:value="7189.53" calcext:value-type="float">
            <text:p>7189,53</text:p>
          </table:table-cell>
          <table:table-cell table:number-columns-repeated="3"/>
        </table:table-row>
        <table:table-row table:style-name="ro1">
          <table:table-cell office:value-type="float" office:value="7206.27" calcext:value-type="float">
            <text:p>7206,27</text:p>
          </table:table-cell>
          <table:table-cell table:number-columns-repeated="3"/>
        </table:table-row>
        <table:table-row table:style-name="ro1">
          <table:table-cell office:value-type="float" office:value="8227.88" calcext:value-type="float">
            <text:p>8227,88</text:p>
          </table:table-cell>
          <table:table-cell table:number-columns-repeated="3"/>
        </table:table-row>
        <table:table-row table:style-name="ro1">
          <table:table-cell office:value-type="float" office:value="8185.67" calcext:value-type="float">
            <text:p>8185,67</text:p>
          </table:table-cell>
          <table:table-cell table:number-columns-repeated="3"/>
        </table:table-row>
        <table:table-row table:style-name="ro1">
          <table:table-cell office:value-type="float" office:value="8184.26" calcext:value-type="float">
            <text:p>8184,2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74.48" calcext:value-type="float">
            <text:p>7174,48</text:p>
          </table:table-cell>
          <table:table-cell table:number-columns-repeated="3"/>
        </table:table-row>
        <table:table-row table:style-name="ro1">
          <table:table-cell office:value-type="float" office:value="8057.61" calcext:value-type="float">
            <text:p>8057,61</text:p>
          </table:table-cell>
          <table:table-cell table:number-columns-repeated="3"/>
        </table:table-row>
        <table:table-row table:style-name="ro1">
          <table:table-cell office:value-type="float" office:value="8059.73" calcext:value-type="float">
            <text:p>8059,73</text:p>
          </table:table-cell>
          <table:table-cell table:number-columns-repeated="3"/>
        </table:table-row>
        <table:table-row table:style-name="ro1">
          <table:table-cell office:value-type="float" office:value="8120.05" calcext:value-type="float">
            <text:p>8120,05</text:p>
          </table:table-cell>
          <table:table-cell table:number-columns-repeated="3"/>
        </table:table-row>
        <table:table-row table:style-name="ro1">
          <table:table-cell office:value-type="float" office:value="7162.81" calcext:value-type="float">
            <text:p>7162,81</text:p>
          </table:table-cell>
          <table:table-cell table:number-columns-repeated="3"/>
        </table:table-row>
        <table:table-row table:style-name="ro1">
          <table:table-cell office:value-type="float" office:value="8079.06" calcext:value-type="float">
            <text:p>8079,0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110.42" calcext:value-type="float">
            <text:p>8110,42</text:p>
          </table:table-cell>
          <table:table-cell table:number-columns-repeated="3"/>
        </table:table-row>
        <table:table-row table:style-name="ro1">
          <table:table-cell office:value-type="float" office:value="8089.95" calcext:value-type="float">
            <text:p>8089,95</text:p>
          </table:table-cell>
          <table:table-cell table:number-columns-repeated="3"/>
        </table:table-row>
        <table:table-row table:style-name="ro1">
          <table:table-cell office:value-type="float" office:value="8120.6" calcext:value-type="float">
            <text:p>8120,6</text:p>
          </table:table-cell>
          <table:table-cell table:number-columns-repeated="3"/>
        </table:table-row>
        <table:table-row table:style-name="ro1">
          <table:table-cell office:value-type="float" office:value="7974.69" calcext:value-type="float">
            <text:p>7974,69</text:p>
          </table:table-cell>
          <table:table-cell table:number-columns-repeated="3"/>
        </table:table-row>
        <table:table-row table:style-name="ro1">
          <table:table-cell office:value-type="float" office:value="8170.04" calcext:value-type="float">
            <text:p>8170,04</text:p>
          </table:table-cell>
          <table:table-cell table:number-columns-repeated="3"/>
        </table:table-row>
        <table:table-row table:style-name="ro1">
          <table:table-cell office:value-type="float" office:value="8128.35" calcext:value-type="float">
            <text:p>8128,3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901.29" calcext:value-type="float">
            <text:p>8901,29</text:p>
          </table:table-cell>
          <table:table-cell table:number-columns-repeated="3"/>
        </table:table-row>
        <table:table-row table:style-name="ro1">
          <table:table-cell office:value-type="float" office:value="8803.82" calcext:value-type="float">
            <text:p>8803,82</text:p>
          </table:table-cell>
          <table:table-cell table:number-columns-repeated="3"/>
        </table:table-row>
        <table:table-row table:style-name="ro1">
          <table:table-cell office:value-type="float" office:value="9899.04" calcext:value-type="float">
            <text:p>9899,04</text:p>
          </table:table-cell>
          <table:table-cell table:number-columns-repeated="3"/>
        </table:table-row>
        <table:table-row table:style-name="ro1">
          <table:table-cell office:value-type="float" office:value="8860.67" calcext:value-type="float">
            <text:p>8860,67</text:p>
          </table:table-cell>
          <table:table-cell table:number-columns-repeated="3"/>
        </table:table-row>
        <table:table-row table:style-name="ro1">
          <table:table-cell office:value-type="float" office:value="8841.75" calcext:value-type="float">
            <text:p>8841,75</text:p>
          </table:table-cell>
          <table:table-cell table:number-columns-repeated="3"/>
        </table:table-row>
        <table:table-row table:style-name="ro1">
          <table:table-cell office:value-type="float" office:value="8900.42" calcext:value-type="float">
            <text:p>8900,4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940.71" calcext:value-type="float">
            <text:p>8940,71</text:p>
          </table:table-cell>
          <table:table-cell table:number-columns-repeated="3"/>
        </table:table-row>
        <table:table-row table:style-name="ro1">
          <table:table-cell office:value-type="float" office:value="9010.51" calcext:value-type="float">
            <text:p>9010,51</text:p>
          </table:table-cell>
          <table:table-cell table:number-columns-repeated="3"/>
        </table:table-row>
        <table:table-row table:style-name="ro1">
          <table:table-cell office:value-type="float" office:value="8953.43" calcext:value-type="float">
            <text:p>8953,43</text:p>
          </table:table-cell>
          <table:table-cell table:number-columns-repeated="3"/>
        </table:table-row>
        <table:table-row table:style-name="ro1">
          <table:table-cell office:value-type="float" office:value="9052.27" calcext:value-type="float">
            <text:p>9052,27</text:p>
          </table:table-cell>
          <table:table-cell table:number-columns-repeated="3"/>
        </table:table-row>
        <table:table-row table:style-name="ro1">
          <table:table-cell office:value-type="float" office:value="8944.37" calcext:value-type="float">
            <text:p>8944,37</text:p>
          </table:table-cell>
          <table:table-cell table:number-columns-repeated="3"/>
        </table:table-row>
        <table:table-row table:style-name="ro1">
          <table:table-cell office:value-type="float" office:value="9952.2" calcext:value-type="float">
            <text:p>9952,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04.8" calcext:value-type="float">
            <text:p>10004,8</text:p>
          </table:table-cell>
          <table:table-cell table:number-columns-repeated="3"/>
        </table:table-row>
        <table:table-row table:style-name="ro1">
          <table:table-cell office:value-type="float" office:value="9930.82" calcext:value-type="float">
            <text:p>9930,82</text:p>
          </table:table-cell>
          <table:table-cell table:number-columns-repeated="3"/>
        </table:table-row>
        <table:table-row table:style-name="ro1">
          <table:table-cell office:value-type="float" office:value="8859.03" calcext:value-type="float">
            <text:p>8859,03</text:p>
          </table:table-cell>
          <table:table-cell table:number-columns-repeated="3"/>
        </table:table-row>
        <table:table-row table:style-name="ro1">
          <table:table-cell office:value-type="float" office:value="9297.2" calcext:value-type="float">
            <text:p>9297,2</text:p>
          </table:table-cell>
          <table:table-cell table:number-columns-repeated="3"/>
        </table:table-row>
        <table:table-row table:style-name="ro1">
          <table:table-cell office:value-type="float" office:value="9876.26" calcext:value-type="float">
            <text:p>9876,26</text:p>
          </table:table-cell>
          <table:table-cell table:number-columns-repeated="3"/>
        </table:table-row>
        <table:table-row table:style-name="ro1">
          <table:table-cell office:value-type="float" office:value="9937.64" calcext:value-type="float">
            <text:p>9937,6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46.1" calcext:value-type="float">
            <text:p>10046,1</text:p>
          </table:table-cell>
          <table:table-cell table:number-columns-repeated="3"/>
        </table:table-row>
        <table:table-row table:style-name="ro1">
          <table:table-cell office:value-type="float" office:value="9087.62" calcext:value-type="float">
            <text:p>9087,62</text:p>
          </table:table-cell>
          <table:table-cell table:number-columns-repeated="3"/>
        </table:table-row>
        <table:table-row table:style-name="ro1">
          <table:table-cell office:value-type="float" office:value="9635.85" calcext:value-type="float">
            <text:p>9635,85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number-columns-repeated="3"/>
        </table:table-row>
        <table:table-row table:style-name="ro1">
          <table:table-cell office:value-type="float" office:value="9843.21" calcext:value-type="float">
            <text:p>9843,21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159.5" calcext:value-type="float">
            <text:p>10159,5</text:p>
          </table:table-cell>
          <table:table-cell table:number-columns-repeated="3"/>
        </table:table-row>
        <table:table-row table:style-name="ro1">
          <table:table-cell office:value-type="float" office:value="10044.6" calcext:value-type="float">
            <text:p>10044,6</text:p>
          </table:table-cell>
          <table:table-cell table:number-columns-repeated="3"/>
        </table:table-row>
        <table:table-row table:style-name="ro1">
          <table:table-cell office:value-type="float" office:value="10070.8" calcext:value-type="float">
            <text:p>10070,8</text:p>
          </table:table-cell>
          <table:table-cell table:number-columns-repeated="3"/>
        </table:table-row>
        <table:table-row table:style-name="ro1">
          <table:table-cell office:value-type="float" office:value="10123.7" calcext:value-type="float">
            <text:p>10123,7</text:p>
          </table:table-cell>
          <table:table-cell table:number-columns-repeated="3"/>
        </table:table-row>
        <table:table-row table:style-name="ro1">
          <table:table-cell office:value-type="float" office:value="10099.8" calcext:value-type="float">
            <text:p>10099,8</text:p>
          </table:table-cell>
          <table:table-cell table:number-columns-repeated="3"/>
        </table:table-row>
        <table:table-row table:style-name="ro1">
          <table:table-cell office:value-type="float" office:value="9825.39" calcext:value-type="float">
            <text:p>9825,3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3"/>
        </table:table-row>
        <table:table-row table:style-name="ro1">
          <table:table-cell office:value-type="float" office:value="11143.2" calcext:value-type="float">
            <text:p>11143,2</text:p>
          </table:table-cell>
          <table:table-cell table:number-columns-repeated="3"/>
        </table:table-row>
        <table:table-row table:style-name="ro1">
          <table:table-cell office:value-type="float" office:value="11296" calcext:value-type="float">
            <text:p>11296</text:p>
          </table:table-cell>
          <table:table-cell table:number-columns-repeated="3"/>
        </table:table-row>
        <table:table-row table:style-name="ro1">
          <table:table-cell office:value-type="float" office:value="11084.9" calcext:value-type="float">
            <text:p>11084,9</text:p>
          </table:table-cell>
          <table:table-cell table:number-columns-repeated="3"/>
        </table:table-row>
        <table:table-row table:style-name="ro1">
          <table:table-cell office:value-type="float" office:value="11054.5" calcext:value-type="float">
            <text:p>11054,5</text:p>
          </table:table-cell>
          <table:table-cell table:number-columns-repeated="3"/>
        </table:table-row>
        <table:table-row table:style-name="ro1">
          <table:table-cell office:value-type="float" office:value="11180.5" calcext:value-type="float">
            <text:p>11180,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322.2" calcext:value-type="float">
            <text:p>11322,2</text:p>
          </table:table-cell>
          <table:table-cell table:number-columns-repeated="3"/>
        </table:table-row>
        <table:table-row table:style-name="ro1">
          <table:table-cell office:value-type="float" office:value="11299.1" calcext:value-type="float">
            <text:p>11299,1</text:p>
          </table:table-cell>
          <table:table-cell table:number-columns-repeated="3"/>
        </table:table-row>
        <table:table-row table:style-name="ro1">
          <table:table-cell office:value-type="float" office:value="11319.7" calcext:value-type="float">
            <text:p>11319,7</text:p>
          </table:table-cell>
          <table:table-cell table:number-columns-repeated="3"/>
        </table:table-row>
        <table:table-row table:style-name="ro1">
          <table:table-cell office:value-type="float" office:value="11345.9" calcext:value-type="float">
            <text:p>11345,9</text:p>
          </table:table-cell>
          <table:table-cell table:number-columns-repeated="3"/>
        </table:table-row>
        <table:table-row table:style-name="ro1">
          <table:table-cell office:value-type="float" office:value="11360.3" calcext:value-type="float">
            <text:p>11360,3</text:p>
          </table:table-cell>
          <table:table-cell table:number-columns-repeated="3"/>
        </table:table-row>
        <table:table-row table:style-name="ro1">
          <table:table-cell office:value-type="float" office:value="11345.3" calcext:value-type="float">
            <text:p>11345,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182.7" calcext:value-type="float">
            <text:p>16182,7</text:p>
          </table:table-cell>
          <table:table-cell table:number-columns-repeated="3"/>
        </table:table-row>
        <table:table-row table:style-name="ro1">
          <table:table-cell office:value-type="float" office:value="16172.8" calcext:value-type="float">
            <text:p>16172,8</text:p>
          </table:table-cell>
          <table:table-cell table:number-columns-repeated="3"/>
        </table:table-row>
        <table:table-row table:style-name="ro1">
          <table:table-cell office:value-type="float" office:value="16196.6" calcext:value-type="float">
            <text:p>16196,6</text:p>
          </table:table-cell>
          <table:table-cell table:number-columns-repeated="3"/>
        </table:table-row>
        <table:table-row table:style-name="ro1">
          <table:table-cell office:value-type="float" office:value="16220.3" calcext:value-type="float">
            <text:p>16220,3</text:p>
          </table:table-cell>
          <table:table-cell table:number-columns-repeated="3"/>
        </table:table-row>
        <table:table-row table:style-name="ro1">
          <table:table-cell office:value-type="float" office:value="16107.2" calcext:value-type="float">
            <text:p>16107,2</text:p>
          </table:table-cell>
          <table:table-cell table:number-columns-repeated="3"/>
        </table:table-row>
        <table:table-row table:style-name="ro1">
          <table:table-cell office:value-type="float" office:value="16087.8" calcext:value-type="float">
            <text:p>16087,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368" calcext:value-type="float">
            <text:p>16368</text:p>
          </table:table-cell>
          <table:table-cell table:number-columns-repeated="3"/>
        </table:table-row>
        <table:table-row table:style-name="ro1">
          <table:table-cell office:value-type="float" office:value="16744" calcext:value-type="float">
            <text:p>16744</text:p>
          </table:table-cell>
          <table:table-cell table:number-columns-repeated="3"/>
        </table:table-row>
        <table:table-row table:style-name="ro1">
          <table:table-cell office:value-type="float" office:value="16464.1" calcext:value-type="float">
            <text:p>16464,1</text:p>
          </table:table-cell>
          <table:table-cell table:number-columns-repeated="3"/>
        </table:table-row>
        <table:table-row table:style-name="ro1">
          <table:table-cell office:value-type="float" office:value="16276.7" calcext:value-type="float">
            <text:p>16276,7</text:p>
          </table:table-cell>
          <table:table-cell table:number-columns-repeated="3"/>
        </table:table-row>
        <table:table-row table:style-name="ro1">
          <table:table-cell office:value-type="float" office:value="16461.8" calcext:value-type="float">
            <text:p>16461,8</text:p>
          </table:table-cell>
          <table:table-cell table:number-columns-repeated="3"/>
        </table:table-row>
        <table:table-row table:style-name="ro1">
          <table:table-cell office:value-type="float" office:value="16555.6" calcext:value-type="float">
            <text:p>16555,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871" calcext:value-type="float">
            <text:p>16871</text:p>
          </table:table-cell>
          <table:table-cell table:number-columns-repeated="3"/>
        </table:table-row>
        <table:table-row table:style-name="ro1">
          <table:table-cell office:value-type="float" office:value="17112.8" calcext:value-type="float">
            <text:p>17112,8</text:p>
          </table:table-cell>
          <table:table-cell table:number-columns-repeated="3"/>
        </table:table-row>
        <table:table-row table:style-name="ro1">
          <table:table-cell office:value-type="float" office:value="16925.1" calcext:value-type="float">
            <text:p>16925,1</text:p>
          </table:table-cell>
          <table:table-cell table:number-columns-repeated="3"/>
        </table:table-row>
        <table:table-row table:style-name="ro1">
          <table:table-cell office:value-type="float" office:value="16807.3" calcext:value-type="float">
            <text:p>16807,3</text:p>
          </table:table-cell>
          <table:table-cell table:number-columns-repeated="3"/>
        </table:table-row>
        <table:table-row table:style-name="ro1">
          <table:table-cell office:value-type="float" office:value="16962.3" calcext:value-type="float">
            <text:p>16962,3</text:p>
          </table:table-cell>
          <table:table-cell table:number-columns-repeated="3"/>
        </table:table-row>
        <table:table-row table:style-name="ro1">
          <table:table-cell office:value-type="float" office:value="17191.5" calcext:value-type="float">
            <text:p>17191,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743.7" calcext:value-type="float">
            <text:p>17743,7</text:p>
          </table:table-cell>
          <table:table-cell table:number-columns-repeated="3"/>
        </table:table-row>
        <table:table-row table:style-name="ro1">
          <table:table-cell office:value-type="float" office:value="17601.9" calcext:value-type="float">
            <text:p>17601,9</text:p>
          </table:table-cell>
          <table:table-cell table:number-columns-repeated="3"/>
        </table:table-row>
        <table:table-row table:style-name="ro1">
          <table:table-cell office:value-type="float" office:value="17601.7" calcext:value-type="float">
            <text:p>17601,7</text:p>
          </table:table-cell>
          <table:table-cell table:number-columns-repeated="3"/>
        </table:table-row>
        <table:table-row table:style-name="ro1">
          <table:table-cell office:value-type="float" office:value="17592" calcext:value-type="float">
            <text:p>17592</text:p>
          </table:table-cell>
          <table:table-cell table:number-columns-repeated="3"/>
        </table:table-row>
        <table:table-row table:style-name="ro1">
          <table:table-cell office:value-type="float" office:value="17531.2" calcext:value-type="float">
            <text:p>17531,2</text:p>
          </table:table-cell>
          <table:table-cell table:number-columns-repeated="3"/>
        </table:table-row>
        <table:table-row table:style-name="ro1">
          <table:table-cell office:value-type="float" office:value="17617.1" calcext:value-type="float">
            <text:p>17617,1</text:p>
          </table:table-cell>
          <table:table-cell table:number-columns-repeated="3"/>
        </table:table-row>
      </table:table>
      <table:table table:name="256" table:style-name="ta1"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/>
          <table:table-cell table:formula="of:=AVERAGE([.A2:.A7])" office:value-type="float" office:value="53470.1833333333" calcext:value-type="float">
            <text:p>53470,18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4420.9" calcext:value-type="float">
            <text:p>54420,9</text:p>
          </table:table-cell>
          <table:table-cell table:formula="of:=AVERAGE([.A9:.A14])" office:value-type="float" office:value="53455.0666666667" calcext:value-type="float">
            <text:p>53455,0666666667</text:p>
          </table:table-cell>
          <table:table-cell office:value-type="float" office:value="2" calcext:value-type="float">
            <text:p>2</text:p>
          </table:table-cell>
          <table:table-cell table:formula="of:=[.$B$1]/([.B2]/[.C2])" office:value-type="float" office:value="2.0005655840544" calcext:value-type="float">
            <text:p>2,0005655841</text:p>
          </table:table-cell>
          <table:table-cell table:number-columns-repeated="2"/>
        </table:table-row>
        <table:table-row table:style-name="ro2">
          <table:table-cell office:value-type="float" office:value="54587.5" calcext:value-type="float">
            <text:p>54587,5</text:p>
          </table:table-cell>
          <table:table-cell table:formula="of:=AVERAGE([.A16:.A21])" office:value-type="float" office:value="53753.4166666667" calcext:value-type="float">
            <text:p>53753,4166666667</text:p>
          </table:table-cell>
          <table:table-cell office:value-type="float" office:value="4" calcext:value-type="float">
            <text:p>4</text:p>
          </table:table-cell>
          <table:table-cell table:formula="of:=[.$B$1]/([.B3]/[.C3])" office:value-type="float" office:value="3.97892351028849" calcext:value-type="float">
            <text:p>3,9789235103</text:p>
          </table:table-cell>
          <table:table-cell table:number-columns-repeated="2"/>
        </table:table-row>
        <table:table-row table:style-name="ro2">
          <table:table-cell office:value-type="float" office:value="52954.6" calcext:value-type="float">
            <text:p>52954,6</text:p>
          </table:table-cell>
          <table:table-cell table:formula="of:=AVERAGE([.A23:.A28])" office:value-type="float" office:value="55660.7" calcext:value-type="float">
            <text:p>55660,7</text:p>
          </table:table-cell>
          <table:table-cell office:value-type="float" office:value="8" calcext:value-type="float">
            <text:p>8</text:p>
          </table:table-cell>
          <table:table-cell table:formula="of:=[.$B$1]/([.B4]/[.C4])" office:value-type="float" office:value="7.68516146341434" calcext:value-type="float">
            <text:p>7,6851614634</text:p>
          </table:table-cell>
          <table:table-cell table:number-columns-repeated="2"/>
        </table:table-row>
        <table:table-row table:style-name="ro2">
          <table:table-cell office:value-type="float" office:value="53053.9" calcext:value-type="float">
            <text:p>53053,9</text:p>
          </table:table-cell>
          <table:table-cell table:formula="of:=AVERAGE([.A30:.A35])" office:value-type="float" office:value="57059.6666666667" calcext:value-type="float">
            <text:p>57059,6666666667</text:p>
          </table:table-cell>
          <table:table-cell office:value-type="float" office:value="16" calcext:value-type="float">
            <text:p>16</text:p>
          </table:table-cell>
          <table:table-cell table:formula="of:=[.$B$1]/([.B5]/[.C5])" office:value-type="float" office:value="14.9934793403396" calcext:value-type="float">
            <text:p>14,9934793403</text:p>
          </table:table-cell>
          <table:table-cell table:number-columns-repeated="2"/>
        </table:table-row>
        <table:table-row table:style-name="ro2">
          <table:table-cell office:value-type="float" office:value="52903.7" calcext:value-type="float">
            <text:p>52903,7</text:p>
          </table:table-cell>
          <table:table-cell table:formula="of:=AVERAGE([.A37:.A42])" office:value-type="float" office:value="58326.15" calcext:value-type="float">
            <text:p>58326,15</text:p>
          </table:table-cell>
          <table:table-cell office:value-type="float" office:value="32" calcext:value-type="float">
            <text:p>32</text:p>
          </table:table-cell>
          <table:table-cell table:formula="of:=[.$B$1]/([.B6]/[.C6])" office:value-type="float" office:value="29.33582735474" calcext:value-type="float">
            <text:p>29,3358273547</text:p>
          </table:table-cell>
          <table:table-cell table:number-columns-repeated="2"/>
        </table:table-row>
        <table:table-row table:style-name="ro2">
          <table:table-cell office:value-type="float" office:value="52900.5" calcext:value-type="float">
            <text:p>52900,5</text:p>
          </table:table-cell>
          <table:table-cell table:formula="of:=AVERAGE([.A44:.A49])" office:value-type="float" office:value="58113.7333333333" calcext:value-type="float">
            <text:p>58113,7333333333</text:p>
          </table:table-cell>
          <table:table-cell office:value-type="float" office:value="40" calcext:value-type="float">
            <text:p>40</text:p>
          </table:table-cell>
          <table:table-cell table:formula="of:=[.$B$1]/([.B7]/[.C7])" office:value-type="float" office:value="36.8038191775668" calcext:value-type="float">
            <text:p>36,8038191776</text:p>
          </table:table-cell>
          <table:table-cell table:number-columns-repeated="2"/>
        </table:table-row>
        <table:table-row table:style-name="ro2">
          <table:table-cell/>
          <table:table-cell table:formula="of:=AVERAGE([.A51:.A56])" office:value-type="float" office:value="59708.0833333333" calcext:value-type="float">
            <text:p>59708,0833333333</text:p>
          </table:table-cell>
          <table:table-cell office:value-type="float" office:value="50" calcext:value-type="float">
            <text:p>50</text:p>
          </table:table-cell>
          <table:table-cell table:formula="of:=[.$B$1]/([.B8]/[.C8])" office:value-type="float" office:value="44.7763354208043" calcext:value-type="float">
            <text:p>44,7763354208</text:p>
          </table:table-cell>
          <table:table-cell table:number-columns-repeated="2"/>
        </table:table-row>
        <table:table-row table:style-name="ro2">
          <table:table-cell office:value-type="float" office:value="53169.5" calcext:value-type="float">
            <text:p>53169,5</text:p>
          </table:table-cell>
          <table:table-cell table:formula="of:=AVERAGE([.A58:.A63])" office:value-type="float" office:value="64050.7166666667" calcext:value-type="float">
            <text:p>64050,7166666667</text:p>
          </table:table-cell>
          <table:table-cell office:value-type="float" office:value="60" calcext:value-type="float">
            <text:p>60</text:p>
          </table:table-cell>
          <table:table-cell table:formula="of:=[.$B$1]/([.B9]/[.C9])" office:value-type="float" office:value="50.0886042649015" calcext:value-type="float">
            <text:p>50,0886042649</text:p>
          </table:table-cell>
          <table:table-cell table:number-columns-repeated="2"/>
        </table:table-row>
        <table:table-row table:style-name="ro2">
          <table:table-cell office:value-type="float" office:value="53194.3" calcext:value-type="float">
            <text:p>53194,3</text:p>
          </table:table-cell>
          <table:table-cell table:formula="of:=AVERAGE([.A65:.A70])" office:value-type="float" office:value="116753.333333333" calcext:value-type="float">
            <text:p>116753,333333333</text:p>
          </table:table-cell>
          <table:table-cell office:value-type="float" office:value="70" calcext:value-type="float">
            <text:p>70</text:p>
          </table:table-cell>
          <table:table-cell table:formula="of:=[.$B$1]/([.B10]/[.C10])" office:value-type="float" office:value="32.0582952663736" calcext:value-type="float">
            <text:p>32,0582952664</text:p>
          </table:table-cell>
          <table:table-cell table:number-columns-repeated="2"/>
        </table:table-row>
        <table:table-row table:style-name="ro2">
          <table:table-cell office:value-type="float" office:value="57357.7" calcext:value-type="float">
            <text:p>57357,7</text:p>
          </table:table-cell>
          <table:table-cell table:formula="of:=AVERAGE([.A72:.A77])" office:value-type="float" office:value="120281.833333333" calcext:value-type="float">
            <text:p>120281,833333333</text:p>
          </table:table-cell>
          <table:table-cell office:value-type="float" office:value="80" calcext:value-type="float">
            <text:p>80</text:p>
          </table:table-cell>
          <table:table-cell table:formula="of:=[.$B$1]/([.B11]/[.C11])" office:value-type="float" office:value="35.5632646104773" calcext:value-type="float">
            <text:p>35,5632646105</text:p>
          </table:table-cell>
          <table:table-cell table:number-columns-repeated="2"/>
        </table:table-row>
        <table:table-row table:style-name="ro2">
          <table:table-cell office:value-type="float" office:value="52416.3" calcext:value-type="float">
            <text:p>52416,3</text:p>
          </table:table-cell>
          <table:table-cell table:formula="of:=AVERAGE([.A79:.A84])" office:value-type="float" office:value="124805.666666667" calcext:value-type="float">
            <text:p>124805,666666667</text:p>
          </table:table-cell>
          <table:table-cell office:value-type="float" office:value="90" calcext:value-type="float">
            <text:p>90</text:p>
          </table:table-cell>
          <table:table-cell table:formula="of:=[.$B$1]/([.B12]/[.C12])" office:value-type="float" office:value="38.5584775798107" calcext:value-type="float">
            <text:p>38,5584775798</text:p>
          </table:table-cell>
          <table:table-cell table:number-columns-repeated="2"/>
        </table:table-row>
        <table:table-row table:style-name="ro2">
          <table:table-cell office:value-type="float" office:value="52263.5" calcext:value-type="float">
            <text:p>52263,5</text:p>
          </table:table-cell>
          <table:table-cell table:formula="of:=AVERAGE([.A86:.A91])" office:value-type="float" office:value="125054.666666667" calcext:value-type="float">
            <text:p>125054,666666667</text:p>
          </table:table-cell>
          <table:table-cell office:value-type="float" office:value="100" calcext:value-type="float">
            <text:p>100</text:p>
          </table:table-cell>
          <table:table-cell table:formula="of:=[.$B$1]/([.B13]/[.C13])" office:value-type="float" office:value="42.7574474096662" calcext:value-type="float">
            <text:p>42,7574474097</text:p>
          </table:table-cell>
          <table:table-cell table:number-columns-repeated="2"/>
        </table:table-row>
        <table:table-row table:style-name="ro2">
          <table:table-cell office:value-type="float" office:value="52329.1" calcext:value-type="float">
            <text:p>52329,1</text:p>
          </table:table-cell>
          <table:table-cell table:formula="of:=AVERAGE([.A93:.A98])" office:value-type="float" office:value="130949.166666667" calcext:value-type="float">
            <text:p>130949,166666667</text:p>
          </table:table-cell>
          <table:table-cell office:value-type="float" office:value="120" calcext:value-type="float">
            <text:p>120</text:p>
          </table:table-cell>
          <table:table-cell table:formula="of:=[.$B$1]/([.B14]/[.C14])" office:value-type="float" office:value="48.9993343472976" calcext:value-type="float">
            <text:p>48,9993343473</text:p>
          </table:table-cell>
          <table:table-cell table:number-columns-repeated="2"/>
        </table:table-row>
        <table:table-row table:style-name="ro2">
          <table:table-cell/>
          <table:table-cell table:formula="of:=AVERAGE([.A100:.A105])" office:value-type="float" office:value="146538.833333333" calcext:value-type="float">
            <text:p>146538,833333333</text:p>
          </table:table-cell>
          <table:table-cell office:value-type="float" office:value="128" calcext:value-type="float">
            <text:p>128</text:p>
          </table:table-cell>
          <table:table-cell table:formula="of:=[.$B$1]/([.B15]/[.C15])" office:value-type="float" office:value="46.7055954451209" calcext:value-type="float">
            <text:p>46,7055954451</text:p>
          </table:table-cell>
          <table:table-cell table:number-columns-repeated="2"/>
        </table:table-row>
        <table:table-row table:style-name="ro2">
          <table:table-cell office:value-type="float" office:value="53320.3" calcext:value-type="float">
            <text:p>53320,3</text:p>
          </table:table-cell>
          <table:table-cell table:formula="of:=AVERAGE([.A107:.A112])" office:value-type="float" office:value="147887.5" calcext:value-type="float">
            <text:p>147887,5</text:p>
          </table:table-cell>
          <table:table-cell office:value-type="float" office:value="150" calcext:value-type="float">
            <text:p>150</text:p>
          </table:table-cell>
          <table:table-cell table:formula="of:=[.$B$1]/([.B16]/[.C16])" office:value-type="float" office:value="54.2339785309779" calcext:value-type="float">
            <text:p>54,233978531</text:p>
          </table:table-cell>
          <table:table-cell table:number-columns-repeated="2"/>
        </table:table-row>
        <table:table-row table:style-name="ro2">
          <table:table-cell office:value-type="float" office:value="53305.4" calcext:value-type="float">
            <text:p>53305,4</text:p>
          </table:table-cell>
          <table:table-cell table:formula="of:=AVERAGE([.A114:.A119])" office:value-type="float" office:value="174646.666666667" calcext:value-type="float">
            <text:p>174646,666666667</text:p>
          </table:table-cell>
          <table:table-cell office:value-type="float" office:value="200" calcext:value-type="float">
            <text:p>200</text:p>
          </table:table-cell>
          <table:table-cell table:formula="of:=[.$B$1]/([.B17]/[.C17])" office:value-type="float" office:value="61.2324121082567" calcext:value-type="float">
            <text:p>61,2324121083</text:p>
          </table:table-cell>
          <table:table-cell table:number-columns-repeated="2"/>
        </table:table-row>
        <table:table-row table:style-name="ro2">
          <table:table-cell office:value-type="float" office:value="53224" calcext:value-type="float">
            <text:p>53224</text:p>
          </table:table-cell>
          <table:table-cell table:formula="of:=AVERAGE([.A121:.A126])" office:value-type="float" office:value="184602.333333333" calcext:value-type="float">
            <text:p>184602,333333333</text:p>
          </table:table-cell>
          <table:table-cell office:value-type="float" office:value="230" calcext:value-type="float">
            <text:p>230</text:p>
          </table:table-cell>
          <table:table-cell table:formula="of:=[.$B$1]/([.B18]/[.C18])" office:value-type="float" office:value="66.6196463750007" calcext:value-type="float">
            <text:p>66,619646375</text:p>
          </table:table-cell>
          <table:table-cell table:number-columns-repeated="2"/>
        </table:table-row>
        <table:table-row table:style-name="ro2">
          <table:table-cell office:value-type="float" office:value="56790" calcext:value-type="float">
            <text:p>56790</text:p>
          </table:table-cell>
          <table:table-cell table:formula="of:=AVERAGE([.A128:.A133])" office:value-type="float" office:value="187748.833333333" calcext:value-type="float">
            <text:p>187748,833333333</text:p>
          </table:table-cell>
          <table:table-cell office:value-type="float" office:value="238" calcext:value-type="float">
            <text:p>238</text:p>
          </table:table-cell>
          <table:table-cell table:formula="of:=[.$B$1]/([.B19]/[.C19])" office:value-type="float" office:value="67.7815324196422" calcext:value-type="float">
            <text:p>67,7815324196</text:p>
          </table:table-cell>
          <table:table-cell table:number-columns-repeated="2"/>
        </table:table-row>
        <table:table-row table:style-name="ro2">
          <table:table-cell office:value-type="float" office:value="52945.8" calcext:value-type="float">
            <text:p>52945,8</text:p>
          </table:table-cell>
          <table:table-cell table:formula="of:=AVERAGE([.A135:.A140])" office:value-type="float" office:value="189367" calcext:value-type="float">
            <text:p>189367</text:p>
          </table:table-cell>
          <table:table-cell office:value-type="float" office:value="240" calcext:value-type="float">
            <text:p>240</text:p>
          </table:table-cell>
          <table:table-cell table:formula="of:=[.$B$1]/([.B20]/[.C20])" office:value-type="float" office:value="67.7670555059752" calcext:value-type="float">
            <text:p>67,767055506</text:p>
          </table:table-cell>
          <table:table-cell table:number-columns-repeated="2"/>
        </table:table-row>
        <table:table-row table:style-name="ro1">
          <table:table-cell office:value-type="float" office:value="52935" calcext:value-type="float">
            <text:p>5293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NB</text:p>
          </table:table-cell>
        </table:table-row>
        <table:table-row table:style-name="ro1">
          <table:table-cell office:value-type="float" office:value="53588.5" calcext:value-type="float">
            <text:p>53588,5</text:p>
          </table:table-cell>
          <table:table-cell table:number-columns-repeated="4"/>
          <table:table-cell table:style-name="ce1" office:value-type="string" calcext:value-type="string">
            <text:p>Tolti questi due tempi dal run 10000 256 1</text:p>
          </table:table-cell>
        </table:table-row>
        <table:table-row table:style-name="ro1">
          <table:table-cell office:value-type="float" office:value="53520.2" calcext:value-type="float">
            <text:p>53520,2</text:p>
          </table:table-cell>
          <table:table-cell table:number-columns-repeated="4"/>
          <table:table-cell table:style-name="ce1" office:value-type="float" office:value="54373.9" calcext:value-type="float">
            <text:p>54373,9</text:p>
          </table:table-cell>
        </table:table-row>
        <table:table-row table:style-name="ro1">
          <table:table-cell office:value-type="float" office:value="53506.1" calcext:value-type="float">
            <text:p>53506,1</text:p>
          </table:table-cell>
          <table:table-cell table:number-columns-repeated="4"/>
          <table:table-cell table:style-name="ce1" office:value-type="float" office:value="55820.1" calcext:value-type="float">
            <text:p>55820,1</text:p>
          </table:table-cell>
        </table:table-row>
        <table:table-row table:style-name="ro1">
          <table:table-cell office:value-type="float" office:value="61536.1" calcext:value-type="float">
            <text:p>61536,1</text:p>
          </table:table-cell>
          <table:table-cell table:number-columns-repeated="5"/>
        </table:table-row>
        <table:table-row table:style-name="ro1">
          <table:table-cell office:value-type="float" office:value="53579.3" calcext:value-type="float">
            <text:p>53579,3</text:p>
          </table:table-cell>
          <table:table-cell table:number-columns-repeated="5"/>
        </table:table-row>
        <table:table-row table:style-name="ro1">
          <table:table-cell office:value-type="float" office:value="58234" calcext:value-type="float">
            <text:p>5823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3668.5" calcext:value-type="float">
            <text:p>53668,5</text:p>
          </table:table-cell>
          <table:table-cell table:number-columns-repeated="5"/>
        </table:table-row>
        <table:table-row table:style-name="ro1">
          <table:table-cell office:value-type="float" office:value="57917.9" calcext:value-type="float">
            <text:p>57917,9</text:p>
          </table:table-cell>
          <table:table-cell table:number-columns-repeated="5"/>
        </table:table-row>
        <table:table-row table:style-name="ro1">
          <table:table-cell office:value-type="float" office:value="59770.6" calcext:value-type="float">
            <text:p>59770,6</text:p>
          </table:table-cell>
          <table:table-cell table:number-columns-repeated="5"/>
        </table:table-row>
        <table:table-row table:style-name="ro1">
          <table:table-cell office:value-type="float" office:value="55676.2" calcext:value-type="float">
            <text:p>55676,2</text:p>
          </table:table-cell>
          <table:table-cell table:number-columns-repeated="5"/>
        </table:table-row>
        <table:table-row table:style-name="ro1">
          <table:table-cell office:value-type="float" office:value="61320.8" calcext:value-type="float">
            <text:p>61320,8</text:p>
          </table:table-cell>
          <table:table-cell table:number-columns-repeated="5"/>
        </table:table-row>
        <table:table-row table:style-name="ro1">
          <table:table-cell office:value-type="float" office:value="54004" calcext:value-type="float">
            <text:p>5400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4657.2" calcext:value-type="float">
            <text:p>54657,2</text:p>
          </table:table-cell>
          <table:table-cell table:number-columns-repeated="5"/>
        </table:table-row>
        <table:table-row table:style-name="ro1">
          <table:table-cell office:value-type="float" office:value="59708.2" calcext:value-type="float">
            <text:p>59708,2</text:p>
          </table:table-cell>
          <table:table-cell table:number-columns-repeated="5"/>
        </table:table-row>
        <table:table-row table:style-name="ro1">
          <table:table-cell office:value-type="float" office:value="64640.2" calcext:value-type="float">
            <text:p>64640,2</text:p>
          </table:table-cell>
          <table:table-cell table:number-columns-repeated="5"/>
        </table:table-row>
        <table:table-row table:style-name="ro1">
          <table:table-cell office:value-type="float" office:value="56748" calcext:value-type="float">
            <text:p>56748</text:p>
          </table:table-cell>
          <table:table-cell table:number-columns-repeated="5"/>
        </table:table-row>
        <table:table-row table:style-name="ro1">
          <table:table-cell office:value-type="float" office:value="54049.1" calcext:value-type="float">
            <text:p>54049,1</text:p>
          </table:table-cell>
          <table:table-cell table:number-columns-repeated="5"/>
        </table:table-row>
        <table:table-row table:style-name="ro1">
          <table:table-cell office:value-type="float" office:value="60154.2" calcext:value-type="float">
            <text:p>60154,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1238.7" calcext:value-type="float">
            <text:p>61238,7</text:p>
          </table:table-cell>
          <table:table-cell table:number-columns-repeated="5"/>
        </table:table-row>
        <table:table-row table:style-name="ro1">
          <table:table-cell office:value-type="float" office:value="61609.3" calcext:value-type="float">
            <text:p>61609,3</text:p>
          </table:table-cell>
          <table:table-cell table:number-columns-repeated="5"/>
        </table:table-row>
        <table:table-row table:style-name="ro1">
          <table:table-cell office:value-type="float" office:value="54616" calcext:value-type="float">
            <text:p>54616</text:p>
          </table:table-cell>
          <table:table-cell table:number-columns-repeated="5"/>
        </table:table-row>
        <table:table-row table:style-name="ro1">
          <table:table-cell office:value-type="float" office:value="55922.1" calcext:value-type="float">
            <text:p>55922,1</text:p>
          </table:table-cell>
          <table:table-cell table:number-columns-repeated="5"/>
        </table:table-row>
        <table:table-row table:style-name="ro1">
          <table:table-cell office:value-type="float" office:value="57465.9" calcext:value-type="float">
            <text:p>57465,9</text:p>
          </table:table-cell>
          <table:table-cell table:number-columns-repeated="5"/>
        </table:table-row>
        <table:table-row table:style-name="ro1">
          <table:table-cell office:value-type="float" office:value="57830.4" calcext:value-type="float">
            <text:p>57830,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4365.1" calcext:value-type="float">
            <text:p>64365,1</text:p>
          </table:table-cell>
          <table:table-cell table:number-columns-repeated="5"/>
        </table:table-row>
        <table:table-row table:style-name="ro1">
          <table:table-cell office:value-type="float" office:value="59677.7" calcext:value-type="float">
            <text:p>59677,7</text:p>
          </table:table-cell>
          <table:table-cell table:number-columns-repeated="5"/>
        </table:table-row>
        <table:table-row table:style-name="ro1">
          <table:table-cell office:value-type="float" office:value="58320.9" calcext:value-type="float">
            <text:p>58320,9</text:p>
          </table:table-cell>
          <table:table-cell table:number-columns-repeated="5"/>
        </table:table-row>
        <table:table-row table:style-name="ro1">
          <table:table-cell office:value-type="float" office:value="58972.7" calcext:value-type="float">
            <text:p>58972,7</text:p>
          </table:table-cell>
          <table:table-cell table:number-columns-repeated="5"/>
        </table:table-row>
        <table:table-row table:style-name="ro1">
          <table:table-cell office:value-type="float" office:value="59180.6" calcext:value-type="float">
            <text:p>59180,6</text:p>
          </table:table-cell>
          <table:table-cell table:number-columns-repeated="5"/>
        </table:table-row>
        <table:table-row table:style-name="ro1">
          <table:table-cell office:value-type="float" office:value="57731.5" calcext:value-type="float">
            <text:p>57731,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5450.8" calcext:value-type="float">
            <text:p>65450,8</text:p>
          </table:table-cell>
          <table:table-cell table:number-columns-repeated="5"/>
        </table:table-row>
        <table:table-row table:style-name="ro1">
          <table:table-cell office:value-type="float" office:value="62455.9" calcext:value-type="float">
            <text:p>62455,9</text:p>
          </table:table-cell>
          <table:table-cell table:number-columns-repeated="5"/>
        </table:table-row>
        <table:table-row table:style-name="ro1">
          <table:table-cell office:value-type="float" office:value="63770" calcext:value-type="float">
            <text:p>63770</text:p>
          </table:table-cell>
          <table:table-cell table:number-columns-repeated="5"/>
        </table:table-row>
        <table:table-row table:style-name="ro1">
          <table:table-cell office:value-type="float" office:value="63818.4" calcext:value-type="float">
            <text:p>63818,4</text:p>
          </table:table-cell>
          <table:table-cell table:number-columns-repeated="5"/>
        </table:table-row>
        <table:table-row table:style-name="ro1">
          <table:table-cell office:value-type="float" office:value="63315.3" calcext:value-type="float">
            <text:p>63315,3</text:p>
          </table:table-cell>
          <table:table-cell table:number-columns-repeated="5"/>
        </table:table-row>
        <table:table-row table:style-name="ro1">
          <table:table-cell office:value-type="float" office:value="65493.9" calcext:value-type="float">
            <text:p>65493,9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6638" calcext:value-type="float">
            <text:p>116638</text:p>
          </table:table-cell>
          <table:table-cell table:number-columns-repeated="5"/>
        </table:table-row>
        <table:table-row table:style-name="ro1">
          <table:table-cell office:value-type="float" office:value="116887" calcext:value-type="float">
            <text:p>116887</text:p>
          </table:table-cell>
          <table:table-cell table:number-columns-repeated="5"/>
        </table:table-row>
        <table:table-row table:style-name="ro1">
          <table:table-cell office:value-type="float" office:value="116562" calcext:value-type="float">
            <text:p>116562</text:p>
          </table:table-cell>
          <table:table-cell table:number-columns-repeated="5"/>
        </table:table-row>
        <table:table-row table:style-name="ro1">
          <table:table-cell office:value-type="float" office:value="116996" calcext:value-type="float">
            <text:p>116996</text:p>
          </table:table-cell>
          <table:table-cell table:number-columns-repeated="5"/>
        </table:table-row>
        <table:table-row table:style-name="ro1">
          <table:table-cell office:value-type="float" office:value="116826" calcext:value-type="float">
            <text:p>116826</text:p>
          </table:table-cell>
          <table:table-cell table:number-columns-repeated="5"/>
        </table:table-row>
        <table:table-row table:style-name="ro1">
          <table:table-cell office:value-type="float" office:value="116611" calcext:value-type="float">
            <text:p>1166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9953" calcext:value-type="float">
            <text:p>119953</text:p>
          </table:table-cell>
          <table:table-cell table:number-columns-repeated="5"/>
        </table:table-row>
        <table:table-row table:style-name="ro1">
          <table:table-cell office:value-type="float" office:value="121182" calcext:value-type="float">
            <text:p>121182</text:p>
          </table:table-cell>
          <table:table-cell table:number-columns-repeated="5"/>
        </table:table-row>
        <table:table-row table:style-name="ro1">
          <table:table-cell office:value-type="float" office:value="119971" calcext:value-type="float">
            <text:p>119971</text:p>
          </table:table-cell>
          <table:table-cell table:number-columns-repeated="5"/>
        </table:table-row>
        <table:table-row table:style-name="ro1">
          <table:table-cell office:value-type="float" office:value="120072" calcext:value-type="float">
            <text:p>120072</text:p>
          </table:table-cell>
          <table:table-cell table:number-columns-repeated="5"/>
        </table:table-row>
        <table:table-row table:style-name="ro1">
          <table:table-cell office:value-type="float" office:value="120425" calcext:value-type="float">
            <text:p>120425</text:p>
          </table:table-cell>
          <table:table-cell table:number-columns-repeated="5"/>
        </table:table-row>
        <table:table-row table:style-name="ro1">
          <table:table-cell office:value-type="float" office:value="120088" calcext:value-type="float">
            <text:p>12008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1316" calcext:value-type="float">
            <text:p>121316</text:p>
          </table:table-cell>
          <table:table-cell table:number-columns-repeated="5"/>
        </table:table-row>
        <table:table-row table:style-name="ro1">
          <table:table-cell office:value-type="float" office:value="127033" calcext:value-type="float">
            <text:p>127033</text:p>
          </table:table-cell>
          <table:table-cell table:number-columns-repeated="5"/>
        </table:table-row>
        <table:table-row table:style-name="ro1">
          <table:table-cell office:value-type="float" office:value="127110" calcext:value-type="float">
            <text:p>127110</text:p>
          </table:table-cell>
          <table:table-cell table:number-columns-repeated="5"/>
        </table:table-row>
        <table:table-row table:style-name="ro1">
          <table:table-cell office:value-type="float" office:value="121870" calcext:value-type="float">
            <text:p>121870</text:p>
          </table:table-cell>
          <table:table-cell table:number-columns-repeated="5"/>
        </table:table-row>
        <table:table-row table:style-name="ro1">
          <table:table-cell office:value-type="float" office:value="126705" calcext:value-type="float">
            <text:p>126705</text:p>
          </table:table-cell>
          <table:table-cell table:number-columns-repeated="5"/>
        </table:table-row>
        <table:table-row table:style-name="ro1">
          <table:table-cell office:value-type="float" office:value="124800" calcext:value-type="float">
            <text:p>1248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8514" calcext:value-type="float">
            <text:p>128514</text:p>
          </table:table-cell>
          <table:table-cell table:number-columns-repeated="5"/>
        </table:table-row>
        <table:table-row table:style-name="ro1">
          <table:table-cell office:value-type="float" office:value="123419" calcext:value-type="float">
            <text:p>123419</text:p>
          </table:table-cell>
          <table:table-cell table:number-columns-repeated="5"/>
        </table:table-row>
        <table:table-row table:style-name="ro1">
          <table:table-cell office:value-type="float" office:value="123809" calcext:value-type="float">
            <text:p>123809</text:p>
          </table:table-cell>
          <table:table-cell table:number-columns-repeated="5"/>
        </table:table-row>
        <table:table-row table:style-name="ro1">
          <table:table-cell office:value-type="float" office:value="125009" calcext:value-type="float">
            <text:p>125009</text:p>
          </table:table-cell>
          <table:table-cell table:number-columns-repeated="5"/>
        </table:table-row>
        <table:table-row table:style-name="ro1">
          <table:table-cell office:value-type="float" office:value="123664" calcext:value-type="float">
            <text:p>123664</text:p>
          </table:table-cell>
          <table:table-cell table:number-columns-repeated="5"/>
        </table:table-row>
        <table:table-row table:style-name="ro1">
          <table:table-cell office:value-type="float" office:value="125913" calcext:value-type="float">
            <text:p>12591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30185" calcext:value-type="float">
            <text:p>130185</text:p>
          </table:table-cell>
          <table:table-cell table:number-columns-repeated="5"/>
        </table:table-row>
        <table:table-row table:style-name="ro1">
          <table:table-cell office:value-type="float" office:value="131914" calcext:value-type="float">
            <text:p>131914</text:p>
          </table:table-cell>
          <table:table-cell table:number-columns-repeated="5"/>
        </table:table-row>
        <table:table-row table:style-name="ro1">
          <table:table-cell office:value-type="float" office:value="130251" calcext:value-type="float">
            <text:p>130251</text:p>
          </table:table-cell>
          <table:table-cell table:number-columns-repeated="5"/>
        </table:table-row>
        <table:table-row table:style-name="ro1">
          <table:table-cell office:value-type="float" office:value="132968" calcext:value-type="float">
            <text:p>132968</text:p>
          </table:table-cell>
          <table:table-cell table:number-columns-repeated="5"/>
        </table:table-row>
        <table:table-row table:style-name="ro1">
          <table:table-cell office:value-type="float" office:value="130462" calcext:value-type="float">
            <text:p>130462</text:p>
          </table:table-cell>
          <table:table-cell table:number-columns-repeated="5"/>
        </table:table-row>
        <table:table-row table:style-name="ro1">
          <table:table-cell office:value-type="float" office:value="129915" calcext:value-type="float">
            <text:p>1299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5285" calcext:value-type="float">
            <text:p>145285</text:p>
          </table:table-cell>
          <table:table-cell table:number-columns-repeated="5"/>
        </table:table-row>
        <table:table-row table:style-name="ro1">
          <table:table-cell office:value-type="float" office:value="145540" calcext:value-type="float">
            <text:p>145540</text:p>
          </table:table-cell>
          <table:table-cell table:number-columns-repeated="5"/>
        </table:table-row>
        <table:table-row table:style-name="ro1">
          <table:table-cell office:value-type="float" office:value="145353" calcext:value-type="float">
            <text:p>145353</text:p>
          </table:table-cell>
          <table:table-cell table:number-columns-repeated="5"/>
        </table:table-row>
        <table:table-row table:style-name="ro1">
          <table:table-cell office:value-type="float" office:value="145311" calcext:value-type="float">
            <text:p>145311</text:p>
          </table:table-cell>
          <table:table-cell table:number-columns-repeated="5"/>
        </table:table-row>
        <table:table-row table:style-name="ro1">
          <table:table-cell office:value-type="float" office:value="145347" calcext:value-type="float">
            <text:p>145347</text:p>
          </table:table-cell>
          <table:table-cell table:number-columns-repeated="5"/>
        </table:table-row>
        <table:table-row table:style-name="ro1">
          <table:table-cell office:value-type="float" office:value="152397" calcext:value-type="float">
            <text:p>15239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6420" calcext:value-type="float">
            <text:p>146420</text:p>
          </table:table-cell>
          <table:table-cell table:number-columns-repeated="5"/>
        </table:table-row>
        <table:table-row table:style-name="ro1">
          <table:table-cell office:value-type="float" office:value="149779" calcext:value-type="float">
            <text:p>149779</text:p>
          </table:table-cell>
          <table:table-cell table:number-columns-repeated="5"/>
        </table:table-row>
        <table:table-row table:style-name="ro1">
          <table:table-cell office:value-type="float" office:value="146990" calcext:value-type="float">
            <text:p>146990</text:p>
          </table:table-cell>
          <table:table-cell table:number-columns-repeated="5"/>
        </table:table-row>
        <table:table-row table:style-name="ro1">
          <table:table-cell office:value-type="float" office:value="149205" calcext:value-type="float">
            <text:p>149205</text:p>
          </table:table-cell>
          <table:table-cell table:number-columns-repeated="5"/>
        </table:table-row>
        <table:table-row table:style-name="ro1">
          <table:table-cell office:value-type="float" office:value="146883" calcext:value-type="float">
            <text:p>146883</text:p>
          </table:table-cell>
          <table:table-cell table:number-columns-repeated="5"/>
        </table:table-row>
        <table:table-row table:style-name="ro1">
          <table:table-cell office:value-type="float" office:value="148048" calcext:value-type="float">
            <text:p>14804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4168" calcext:value-type="float">
            <text:p>174168</text:p>
          </table:table-cell>
          <table:table-cell table:number-columns-repeated="5"/>
        </table:table-row>
        <table:table-row table:style-name="ro1">
          <table:table-cell office:value-type="float" office:value="174785" calcext:value-type="float">
            <text:p>174785</text:p>
          </table:table-cell>
          <table:table-cell table:number-columns-repeated="5"/>
        </table:table-row>
        <table:table-row table:style-name="ro1">
          <table:table-cell office:value-type="float" office:value="174729" calcext:value-type="float">
            <text:p>174729</text:p>
          </table:table-cell>
          <table:table-cell table:number-columns-repeated="5"/>
        </table:table-row>
        <table:table-row table:style-name="ro1">
          <table:table-cell office:value-type="float" office:value="175012" calcext:value-type="float">
            <text:p>175012</text:p>
          </table:table-cell>
          <table:table-cell table:number-columns-repeated="5"/>
        </table:table-row>
        <table:table-row table:style-name="ro1">
          <table:table-cell office:value-type="float" office:value="174674" calcext:value-type="float">
            <text:p>174674</text:p>
          </table:table-cell>
          <table:table-cell table:number-columns-repeated="5"/>
        </table:table-row>
        <table:table-row table:style-name="ro1">
          <table:table-cell office:value-type="float" office:value="174512" calcext:value-type="float">
            <text:p>17451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435" calcext:value-type="float">
            <text:p>184435</text:p>
          </table:table-cell>
          <table:table-cell table:number-columns-repeated="5"/>
        </table:table-row>
        <table:table-row table:style-name="ro1">
          <table:table-cell office:value-type="float" office:value="184540" calcext:value-type="float">
            <text:p>184540</text:p>
          </table:table-cell>
          <table:table-cell table:number-columns-repeated="5"/>
        </table:table-row>
        <table:table-row table:style-name="ro1">
          <table:table-cell office:value-type="float" office:value="184232" calcext:value-type="float">
            <text:p>184232</text:p>
          </table:table-cell>
          <table:table-cell table:number-columns-repeated="5"/>
        </table:table-row>
        <table:table-row table:style-name="ro1">
          <table:table-cell office:value-type="float" office:value="184927" calcext:value-type="float">
            <text:p>184927</text:p>
          </table:table-cell>
          <table:table-cell table:number-columns-repeated="5"/>
        </table:table-row>
        <table:table-row table:style-name="ro1">
          <table:table-cell office:value-type="float" office:value="185100" calcext:value-type="float">
            <text:p>185100</text:p>
          </table:table-cell>
          <table:table-cell table:number-columns-repeated="5"/>
        </table:table-row>
        <table:table-row table:style-name="ro1">
          <table:table-cell office:value-type="float" office:value="184380" calcext:value-type="float">
            <text:p>18438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7485" calcext:value-type="float">
            <text:p>187485</text:p>
          </table:table-cell>
          <table:table-cell table:number-columns-repeated="5"/>
        </table:table-row>
        <table:table-row table:style-name="ro1">
          <table:table-cell office:value-type="float" office:value="187690" calcext:value-type="float">
            <text:p>187690</text:p>
          </table:table-cell>
          <table:table-cell table:number-columns-repeated="5"/>
        </table:table-row>
        <table:table-row table:style-name="ro1">
          <table:table-cell office:value-type="float" office:value="187531" calcext:value-type="float">
            <text:p>187531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table:number-columns-repeated="5"/>
        </table:table-row>
        <table:table-row table:style-name="ro1">
          <table:table-cell office:value-type="float" office:value="187688" calcext:value-type="float">
            <text:p>187688</text:p>
          </table:table-cell>
          <table:table-cell table:number-columns-repeated="5"/>
        </table:table-row>
        <table:table-row table:style-name="ro1">
          <table:table-cell office:value-type="float" office:value="188080" calcext:value-type="float">
            <text:p>18808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9079" calcext:value-type="float">
            <text:p>189079</text:p>
          </table:table-cell>
          <table:table-cell table:number-columns-repeated="5"/>
        </table:table-row>
        <table:table-row table:style-name="ro1">
          <table:table-cell office:value-type="float" office:value="189084" calcext:value-type="float">
            <text:p>189084</text:p>
          </table:table-cell>
          <table:table-cell table:number-columns-repeated="5"/>
        </table:table-row>
        <table:table-row table:style-name="ro1">
          <table:table-cell office:value-type="float" office:value="189650" calcext:value-type="float">
            <text:p>189650</text:p>
          </table:table-cell>
          <table:table-cell table:number-columns-repeated="5"/>
        </table:table-row>
        <table:table-row table:style-name="ro1">
          <table:table-cell office:value-type="float" office:value="189350" calcext:value-type="float">
            <text:p>189350</text:p>
          </table:table-cell>
          <table:table-cell table:number-columns-repeated="5"/>
        </table:table-row>
        <table:table-row table:style-name="ro1">
          <table:table-cell office:value-type="float" office:value="189473" calcext:value-type="float">
            <text:p>189473</text:p>
          </table:table-cell>
          <table:table-cell table:number-columns-repeated="5"/>
        </table:table-row>
        <table:table-row table:style-name="ro1">
          <table:table-cell office:value-type="float" office:value="189566" calcext:value-type="float">
            <text:p>189566</text:p>
          </table:table-cell>
          <table:table-cell table:number-columns-repeated="5"/>
        </table:table-row>
      </table:table>
      <table:table table:name="512" table:style-name="ta1">
        <table:table-column table:style-name="co8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formula="of:=AVERAGE([.A2:.A7])" office:value-type="float" office:value="673127.166666667" calcext:value-type="float">
            <text:p>673127,166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2954" calcext:value-type="float">
            <text:p>672954</text:p>
          </table:table-cell>
          <table:table-cell table:formula="of:=AVERAGE([.A9:.A14])" office:value-type="float" office:value="676367.5" calcext:value-type="float">
            <text:p>676367,5</text:p>
          </table:table-cell>
          <table:table-cell office:value-type="float" office:value="2" calcext:value-type="float">
            <text:p>2</text:p>
          </table:table-cell>
          <table:table-cell table:formula="of:=[.$B$1]/([.B2]/[.C2])" office:value-type="float" office:value="1.99041842390909" calcext:value-type="float">
            <text:p>1,9904184239</text:p>
          </table:table-cell>
        </table:table-row>
        <table:table-row table:style-name="ro2">
          <table:table-cell office:value-type="float" office:value="672875" calcext:value-type="float">
            <text:p>672875</text:p>
          </table:table-cell>
          <table:table-cell table:formula="of:=AVERAGE([.A16:.A21])" office:value-type="float" office:value="678684.666666667" calcext:value-type="float">
            <text:p>678684,666666667</text:p>
          </table:table-cell>
          <table:table-cell office:value-type="float" office:value="4" calcext:value-type="float">
            <text:p>4</text:p>
          </table:table-cell>
          <table:table-cell table:formula="of:=[.$B$1]/([.B3]/[.C3])" office:value-type="float" office:value="3.96724546598469" calcext:value-type="float">
            <text:p>3,967245466</text:p>
          </table:table-cell>
        </table:table-row>
        <table:table-row table:style-name="ro2">
          <table:table-cell office:value-type="float" office:value="673946" calcext:value-type="float">
            <text:p>673946</text:p>
          </table:table-cell>
          <table:table-cell table:formula="of:=AVERAGE([.A23:.A28])" office:value-type="float" office:value="683431.666666667" calcext:value-type="float">
            <text:p>683431,666666667</text:p>
          </table:table-cell>
          <table:table-cell office:value-type="float" office:value="8" calcext:value-type="float">
            <text:p>8</text:p>
          </table:table-cell>
          <table:table-cell table:formula="of:=[.$B$1]/([.B4]/[.C4])" office:value-type="float" office:value="7.87937930883117" calcext:value-type="float">
            <text:p>7,8793793088</text:p>
          </table:table-cell>
        </table:table-row>
        <table:table-row table:style-name="ro2">
          <table:table-cell office:value-type="float" office:value="672995" calcext:value-type="float">
            <text:p>672995</text:p>
          </table:table-cell>
          <table:table-cell table:formula="of:=AVERAGE([.A30:.A35])" office:value-type="float" office:value="693259" calcext:value-type="float">
            <text:p>693259</text:p>
          </table:table-cell>
          <table:table-cell office:value-type="float" office:value="16" calcext:value-type="float">
            <text:p>16</text:p>
          </table:table-cell>
          <table:table-cell table:formula="of:=[.$B$1]/([.B5]/[.C5])" office:value-type="float" office:value="15.5353694170096" calcext:value-type="float">
            <text:p>15,535369417</text:p>
          </table:table-cell>
        </table:table-row>
        <table:table-row table:style-name="ro2">
          <table:table-cell office:value-type="float" office:value="673027" calcext:value-type="float">
            <text:p>673027</text:p>
          </table:table-cell>
          <table:table-cell table:formula="of:=AVERAGE([.A37:.A42])" office:value-type="float" office:value="703952.333333333" calcext:value-type="float">
            <text:p>703952,333333333</text:p>
          </table:table-cell>
          <table:table-cell office:value-type="float" office:value="32" calcext:value-type="float">
            <text:p>32</text:p>
          </table:table-cell>
          <table:table-cell table:formula="of:=[.$B$1]/([.B6]/[.C6])" office:value-type="float" office:value="30.5987611850613" calcext:value-type="float">
            <text:p>30,5987611851</text:p>
          </table:table-cell>
        </table:table-row>
        <table:table-row table:style-name="ro2">
          <table:table-cell office:value-type="float" office:value="672966" calcext:value-type="float">
            <text:p>672966</text:p>
          </table:table-cell>
          <table:table-cell table:formula="of:=AVERAGE([.A44:.A49])" office:value-type="float" office:value="713058.5" calcext:value-type="float">
            <text:p>713058,5</text:p>
          </table:table-cell>
          <table:table-cell office:value-type="float" office:value="40" calcext:value-type="float">
            <text:p>40</text:p>
          </table:table-cell>
          <table:table-cell table:formula="of:=[.$B$1]/([.B7]/[.C7])" office:value-type="float" office:value="37.7599967838076" calcext:value-type="float">
            <text:p>37,7599967838</text:p>
          </table:table-cell>
        </table:table-row>
        <table:table-row table:style-name="ro2">
          <table:table-cell/>
          <table:table-cell table:formula="of:=AVERAGE([.A51:.A54])" office:value-type="float" office:value="722705.25" calcext:value-type="float">
            <text:p>722705,25</text:p>
          </table:table-cell>
          <table:table-cell office:value-type="float" office:value="50" calcext:value-type="float">
            <text:p>50</text:p>
          </table:table-cell>
          <table:table-cell table:formula="of:=[.$B$1]/([.B8]/[.C8])" office:value-type="float" office:value="46.5699651875136" calcext:value-type="float">
            <text:p>46,5699651875</text:p>
          </table:table-cell>
        </table:table-row>
        <table:table-row table:style-name="ro2">
          <table:table-cell office:value-type="float" office:value="684235" calcext:value-type="float">
            <text:p>684235</text:p>
          </table:table-cell>
          <table:table-cell table:style-name="ce2"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table:formula="of:=[.$B$1]/([.B9]/[.C9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3061" calcext:value-type="float">
            <text:p>673061</text:p>
          </table:table-cell>
          <table:table-cell table:style-name="ce2" office:value-type="string" calcext:value-type="string">
            <text:p>ND</text:p>
          </table:table-cell>
          <table:table-cell office:value-type="float" office:value="70" calcext:value-type="float">
            <text:p>70</text:p>
          </table:table-cell>
          <table:table-cell table:formula="of:=[.$B$1]/([.B10]/[.C10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5759" calcext:value-type="float">
            <text:p>675759</text:p>
          </table:table-cell>
          <table:table-cell table:style-name="ce2" office:value-type="string" calcext:value-type="string">
            <text:p>ND</text:p>
          </table:table-cell>
          <table:table-cell office:value-type="float" office:value="80" calcext:value-type="float">
            <text:p>80</text:p>
          </table:table-cell>
          <table:table-cell table:formula="of:=[.$B$1]/([.B11]/[.C11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6157" calcext:value-type="float">
            <text:p>676157</text:p>
          </table:table-cell>
          <table:table-cell table:style-name="ce2" office:value-type="string" calcext:value-type="string">
            <text:p>ND</text:p>
          </table:table-cell>
          <table:table-cell office:value-type="float" office:value="90" calcext:value-type="float">
            <text:p>90</text:p>
          </table:table-cell>
          <table:table-cell table:formula="of:=[.$B$1]/([.B12]/[.C12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5896" calcext:value-type="float">
            <text:p>675896</text:p>
          </table:table-cell>
          <table:table-cell table:style-name="ce2" office:value-type="string" calcext:value-type="string">
            <text:p>ND</text:p>
          </table:table-cell>
          <table:table-cell office:value-type="float" office:value="100" calcext:value-type="float">
            <text:p>100</text:p>
          </table:table-cell>
          <table:table-cell table:formula="of:=[.$B$1]/([.B13]/[.C13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3097" calcext:value-type="float">
            <text:p>673097</text:p>
          </table:table-cell>
          <table:table-cell table:style-name="ce2" office:value-type="string" calcext:value-type="string">
            <text:p>ND</text:p>
          </table:table-cell>
          <table:table-cell office:value-type="float" office:value="120" calcext:value-type="float">
            <text:p>120</text:p>
          </table:table-cell>
          <table:table-cell table:formula="of:=[.$B$1]/([.B14]/[.C14])" office:value-type="string" office:string-value="#VALUE!" calcext:value-type="error">
            <text:p>#VALUE!</text:p>
          </table:table-cell>
        </table:table-row>
        <table:table-row table:style-name="ro2">
          <table:table-cell/>
          <table:table-cell table:style-name="ce2" office:value-type="string" calcext:value-type="string">
            <text:p>ND</text:p>
          </table:table-cell>
          <table:table-cell office:value-type="float" office:value="128" calcext:value-type="float">
            <text:p>128</text:p>
          </table:table-cell>
          <table:table-cell table:formula="of:=[.$B$1]/([.B15]/[.C15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82162" calcext:value-type="float">
            <text:p>682162</text:p>
          </table:table-cell>
          <table:table-cell table:style-name="ce2" office:value-type="string" calcext:value-type="string">
            <text:p>ND</text:p>
          </table:table-cell>
          <table:table-cell office:value-type="float" office:value="150" calcext:value-type="float">
            <text:p>150</text:p>
          </table:table-cell>
          <table:table-cell table:formula="of:=[.$B$1]/([.B16]/[.C16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85132" calcext:value-type="float">
            <text:p>685132</text:p>
          </table:table-cell>
          <table:table-cell table:style-name="ce2" office:value-type="string" calcext:value-type="string">
            <text:p>ND</text:p>
          </table:table-cell>
          <table:table-cell office:value-type="float" office:value="200" calcext:value-type="float">
            <text:p>200</text:p>
          </table:table-cell>
          <table:table-cell table:formula="of:=[.$B$1]/([.B17]/[.C17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6577" calcext:value-type="float">
            <text:p>676577</text:p>
          </table:table-cell>
          <table:table-cell table:style-name="ce2" office:value-type="string" calcext:value-type="string">
            <text:p>ND</text:p>
          </table:table-cell>
          <table:table-cell office:value-type="float" office:value="230" calcext:value-type="float">
            <text:p>230</text:p>
          </table:table-cell>
          <table:table-cell table:formula="of:=[.$B$1]/([.B18]/[.C18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6346" calcext:value-type="float">
            <text:p>676346</text:p>
          </table:table-cell>
          <table:table-cell table:style-name="ce2" office:value-type="string" calcext:value-type="string">
            <text:p>ND</text:p>
          </table:table-cell>
          <table:table-cell office:value-type="float" office:value="238" calcext:value-type="float">
            <text:p>238</text:p>
          </table:table-cell>
          <table:table-cell table:formula="of:=[.$B$1]/([.B19]/[.C19])" office:value-type="string" office:string-value="#VALUE!" calcext:value-type="error">
            <text:p>#VALUE!</text:p>
          </table:table-cell>
        </table:table-row>
        <table:table-row table:style-name="ro2">
          <table:table-cell office:value-type="float" office:value="676732" calcext:value-type="float">
            <text:p>676732</text:p>
          </table:table-cell>
          <table:table-cell table:style-name="ce2" office:value-type="string" calcext:value-type="string">
            <text:p>ND</text:p>
          </table:table-cell>
          <table:table-cell office:value-type="float" office:value="240" calcext:value-type="float">
            <text:p>240</text:p>
          </table:table-cell>
          <table:table-cell table:formula="of:=[.$B$1]/([.B20]/[.C20])" office:value-type="string" office:string-value="#VALUE!" calcext:value-type="error">
            <text:p>#VALUE!</text:p>
          </table:table-cell>
        </table:table-row>
        <table:table-row table:style-name="ro1">
          <table:table-cell office:value-type="float" office:value="675159" calcext:value-type="float">
            <text:p>67515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83393" calcext:value-type="float">
            <text:p>683393</text:p>
          </table:table-cell>
          <table:table-cell table:number-columns-repeated="3"/>
        </table:table-row>
        <table:table-row table:style-name="ro1">
          <table:table-cell office:value-type="float" office:value="683763" calcext:value-type="float">
            <text:p>683763</text:p>
          </table:table-cell>
          <table:table-cell table:number-columns-repeated="3"/>
        </table:table-row>
        <table:table-row table:style-name="ro1">
          <table:table-cell office:value-type="float" office:value="682807" calcext:value-type="float">
            <text:p>682807</text:p>
          </table:table-cell>
          <table:table-cell table:number-columns-repeated="3"/>
        </table:table-row>
        <table:table-row table:style-name="ro1">
          <table:table-cell office:value-type="float" office:value="684686" calcext:value-type="float">
            <text:p>684686</text:p>
          </table:table-cell>
          <table:table-cell table:number-columns-repeated="3"/>
        </table:table-row>
        <table:table-row table:style-name="ro1">
          <table:table-cell office:value-type="float" office:value="683131" calcext:value-type="float">
            <text:p>683131</text:p>
          </table:table-cell>
          <table:table-cell table:number-columns-repeated="3"/>
        </table:table-row>
        <table:table-row table:style-name="ro1">
          <table:table-cell office:value-type="float" office:value="682810" calcext:value-type="float">
            <text:p>6828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92410" calcext:value-type="float">
            <text:p>692410</text:p>
          </table:table-cell>
          <table:table-cell table:number-columns-repeated="3"/>
        </table:table-row>
        <table:table-row table:style-name="ro1">
          <table:table-cell office:value-type="float" office:value="690380" calcext:value-type="float">
            <text:p>690380</text:p>
          </table:table-cell>
          <table:table-cell table:number-columns-repeated="3"/>
        </table:table-row>
        <table:table-row table:style-name="ro1">
          <table:table-cell office:value-type="float" office:value="690892" calcext:value-type="float">
            <text:p>690892</text:p>
          </table:table-cell>
          <table:table-cell table:number-columns-repeated="3"/>
        </table:table-row>
        <table:table-row table:style-name="ro1">
          <table:table-cell office:value-type="float" office:value="699119" calcext:value-type="float">
            <text:p>699119</text:p>
          </table:table-cell>
          <table:table-cell table:number-columns-repeated="3"/>
        </table:table-row>
        <table:table-row table:style-name="ro1">
          <table:table-cell office:value-type="float" office:value="698031" calcext:value-type="float">
            <text:p>698031</text:p>
          </table:table-cell>
          <table:table-cell table:number-columns-repeated="3"/>
        </table:table-row>
        <table:table-row table:style-name="ro1">
          <table:table-cell office:value-type="float" office:value="688722" calcext:value-type="float">
            <text:p>68872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03134" calcext:value-type="float">
            <text:p>703134</text:p>
          </table:table-cell>
          <table:table-cell table:number-columns-repeated="3"/>
        </table:table-row>
        <table:table-row table:style-name="ro1">
          <table:table-cell office:value-type="float" office:value="703018" calcext:value-type="float">
            <text:p>703018</text:p>
          </table:table-cell>
          <table:table-cell table:number-columns-repeated="3"/>
        </table:table-row>
        <table:table-row table:style-name="ro1">
          <table:table-cell office:value-type="float" office:value="703084" calcext:value-type="float">
            <text:p>703084</text:p>
          </table:table-cell>
          <table:table-cell table:number-columns-repeated="3"/>
        </table:table-row>
        <table:table-row table:style-name="ro1">
          <table:table-cell office:value-type="float" office:value="705047" calcext:value-type="float">
            <text:p>705047</text:p>
          </table:table-cell>
          <table:table-cell table:number-columns-repeated="3"/>
        </table:table-row>
        <table:table-row table:style-name="ro1">
          <table:table-cell office:value-type="float" office:value="702935" calcext:value-type="float">
            <text:p>702935</text:p>
          </table:table-cell>
          <table:table-cell table:number-columns-repeated="3"/>
        </table:table-row>
        <table:table-row table:style-name="ro1">
          <table:table-cell office:value-type="float" office:value="706496" calcext:value-type="float">
            <text:p>70649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1107" calcext:value-type="float">
            <text:p>711107</text:p>
          </table:table-cell>
          <table:table-cell table:number-columns-repeated="3"/>
        </table:table-row>
        <table:table-row table:style-name="ro1">
          <table:table-cell office:value-type="float" office:value="721296" calcext:value-type="float">
            <text:p>721296</text:p>
          </table:table-cell>
          <table:table-cell table:number-columns-repeated="3"/>
        </table:table-row>
        <table:table-row table:style-name="ro1">
          <table:table-cell office:value-type="float" office:value="710228" calcext:value-type="float">
            <text:p>710228</text:p>
          </table:table-cell>
          <table:table-cell table:number-columns-repeated="3"/>
        </table:table-row>
        <table:table-row table:style-name="ro1">
          <table:table-cell office:value-type="float" office:value="711771" calcext:value-type="float">
            <text:p>711771</text:p>
          </table:table-cell>
          <table:table-cell table:number-columns-repeated="3"/>
        </table:table-row>
        <table:table-row table:style-name="ro1">
          <table:table-cell office:value-type="float" office:value="713282" calcext:value-type="float">
            <text:p>713282</text:p>
          </table:table-cell>
          <table:table-cell table:number-columns-repeated="3"/>
        </table:table-row>
        <table:table-row table:style-name="ro1">
          <table:table-cell office:value-type="float" office:value="710667" calcext:value-type="float">
            <text:p>71066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9673" calcext:value-type="float">
            <text:p>719673</text:p>
          </table:table-cell>
          <table:table-cell table:number-columns-repeated="3"/>
        </table:table-row>
        <table:table-row table:style-name="ro1">
          <table:table-cell office:value-type="float" office:value="729434" calcext:value-type="float">
            <text:p>729434</text:p>
          </table:table-cell>
          <table:table-cell table:number-columns-repeated="3"/>
        </table:table-row>
        <table:table-row table:style-name="ro1">
          <table:table-cell office:value-type="float" office:value="721864" calcext:value-type="float">
            <text:p>721864</text:p>
          </table:table-cell>
          <table:table-cell table:number-columns-repeated="3"/>
        </table:table-row>
        <table:table-row table:style-name="ro1">
          <table:table-cell office:value-type="float" office:value="719850" calcext:value-type="float">
            <text:p>7198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0000-00-00T00:00:03.10672422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7T22:16:27.517526775</dc:date>
    <meta:generator>LibreOffice/4.1.3.2$Linux_X86_64 LibreOffice_project/410m0$Build-2</meta:generator>
    <meta:editing-duration>PT1M6S</meta:editing-duration>
    <meta:editing-cycles>5</meta:editing-cycles>
    <dc:creator>alessandro </dc:creator>
    <meta:document-statistic meta:table-count="4" meta:cell-count="630" meta:object-count="0"/>
  </office:meta>
</office:document-meta>
</file>